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24462.15393" calcext:value-type="float">
            <text:p>1443124462.15393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24462.34592" calcext:value-type="float">
            <text:p>1443124462.34592</text:p>
          </table:table-cell>
          <table:table-cell table:formula="of:=[.G2]-[.$B$2]" office:value-type="float" office:value="0.191990375518799" calcext:value-type="float">
            <text:p>0.1919903755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990375518799" calcext:value-type="float">
            <text:p>0.1919903755</text:p>
          </table:table-cell>
          <table:table-cell table:formula="of:=MAX([.J2:.J2001])" office:value-type="float" office:value="43.0727269649506" calcext:value-type="float">
            <text:p>43.07272696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24462.23221" calcext:value-type="float">
            <text:p>1443124462.23221</text:p>
          </table:table-cell>
          <table:table-cell office:value-type="float" office:value="8000" calcext:value-type="float">
            <text:p>8000</text:p>
          </table:table-cell>
          <table:table-cell table:formula="of:=[.B3]-[.$B$2]" office:value-type="float" office:value="0.0782866477966309" calcext:value-type="float">
            <text:p>0.0782866478</text:p>
          </table:table-cell>
          <table:table-cell table:formula="of:=[.C3]/([.D3]-[.D2])" office:value-type="float" office:value="102188.562483631" calcext:value-type="float">
            <text:p>102188.562483631</text:p>
          </table:table-cell>
          <table:table-cell/>
          <table:table-cell office:value-type="float" office:value="1443124462.42415" calcext:value-type="float">
            <text:p>1443124462.42415</text:p>
          </table:table-cell>
          <table:table-cell table:formula="of:=[.G3]-[.$B$2]" office:value-type="float" office:value="0.27022910118103" calcext:value-type="float">
            <text:p>0.2702291012</text:p>
          </table:table-cell>
          <table:table-cell table:formula="of:=[.C3]/([.H3]-[.H2])" office:value-type="float" office:value="102251.154173155" calcext:value-type="float">
            <text:p>102251.154173155</text:p>
          </table:table-cell>
          <table:table-cell table:formula="of:=[.G3]-[.$B3]" office:value-type="float" office:value="0.191942453384399" calcext:value-type="float">
            <text:p>0.191942453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24462.31047" calcext:value-type="float">
            <text:p>1443124462.31047</text:p>
          </table:table-cell>
          <table:table-cell office:value-type="float" office:value="8000" calcext:value-type="float">
            <text:p>8000</text:p>
          </table:table-cell>
          <table:table-cell table:formula="of:=[.B4]-[.$B$2]" office:value-type="float" office:value="0.156539678573608" calcext:value-type="float">
            <text:p>0.1565396786</text:p>
          </table:table-cell>
          <table:table-cell table:formula="of:=[.C4]/([.D4]-[.D3])" office:value-type="float" office:value="102232.462060161" calcext:value-type="float">
            <text:p>102232.462060161</text:p>
          </table:table-cell>
          <table:table-cell/>
          <table:table-cell office:value-type="float" office:value="1443124462.50244" calcext:value-type="float">
            <text:p>1443124462.50244</text:p>
          </table:table-cell>
          <table:table-cell table:formula="of:=[.G4]-[.$B$2]" office:value-type="float" office:value="0.348517417907715" calcext:value-type="float">
            <text:p>0.3485174179</text:p>
          </table:table-cell>
          <table:table-cell table:formula="of:=[.C4]/([.H4]-[.H3])" office:value-type="float" office:value="102186.38405433" calcext:value-type="float">
            <text:p>102186.38405433</text:p>
          </table:table-cell>
          <table:table-cell table:formula="of:=[.G4]-[.$B4]" office:value-type="float" office:value="0.191977739334106" calcext:value-type="float">
            <text:p>0.191977739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24462.38871" calcext:value-type="float">
            <text:p>1443124462.38871</text:p>
          </table:table-cell>
          <table:table-cell office:value-type="float" office:value="8000" calcext:value-type="float">
            <text:p>8000</text:p>
          </table:table-cell>
          <table:table-cell table:formula="of:=[.B5]-[.$B$2]" office:value-type="float" office:value="0.234787940979004" calcext:value-type="float">
            <text:p>0.234787941</text:p>
          </table:table-cell>
          <table:table-cell table:formula="of:=[.C5]/([.D5]-[.D4])" office:value-type="float" office:value="102238.692005107" calcext:value-type="float">
            <text:p>102238.692005107</text:p>
          </table:table-cell>
          <table:table-cell/>
          <table:table-cell office:value-type="float" office:value="1443124466.26603" calcext:value-type="float">
            <text:p>1443124466.26603</text:p>
          </table:table-cell>
          <table:table-cell table:formula="of:=[.G5]-[.$B$2]" office:value-type="float" office:value="4.11210441589356" calcext:value-type="float">
            <text:p>4.1121044159</text:p>
          </table:table-cell>
          <table:table-cell table:formula="of:=[.C5]/([.H5]-[.H4])" office:value-type="float" office:value="2125.63174553461" calcext:value-type="float">
            <text:p>2125.6317455346</text:p>
          </table:table-cell>
          <table:table-cell table:formula="of:=[.G5]-[.$B5]" office:value-type="float" office:value="3.87731647491455" calcext:value-type="float">
            <text:p>3.87731647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24462.46697" calcext:value-type="float">
            <text:p>1443124462.46697</text:p>
          </table:table-cell>
          <table:table-cell office:value-type="float" office:value="8000" calcext:value-type="float">
            <text:p>8000</text:p>
          </table:table-cell>
          <table:table-cell table:formula="of:=[.B6]-[.$B$2]" office:value-type="float" office:value="0.313049077987671" calcext:value-type="float">
            <text:p>0.313049078</text:p>
          </table:table-cell>
          <table:table-cell table:formula="of:=[.C6]/([.D6]-[.D5])" office:value-type="float" office:value="102221.872896046" calcext:value-type="float">
            <text:p>102221.872896046</text:p>
          </table:table-cell>
          <table:table-cell/>
          <table:table-cell office:value-type="float" office:value="1443124474.55409" calcext:value-type="float">
            <text:p>1443124474.55409</text:p>
          </table:table-cell>
          <table:table-cell table:formula="of:=[.G6]-[.$B$2]" office:value-type="float" office:value="12.4001631736755" calcext:value-type="float">
            <text:p>12.4001631737</text:p>
          </table:table-cell>
          <table:table-cell table:formula="of:=[.C6]/([.H6]-[.H5])" office:value-type="float" office:value="965.244122152065" calcext:value-type="float">
            <text:p>965.2441221521</text:p>
          </table:table-cell>
          <table:table-cell table:formula="of:=[.G6]-[.$B6]" office:value-type="float" office:value="12.0871140956879" calcext:value-type="float">
            <text:p>12.087114095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24462.54523" calcext:value-type="float">
            <text:p>1443124462.54523</text:p>
          </table:table-cell>
          <table:table-cell office:value-type="float" office:value="8000" calcext:value-type="float">
            <text:p>8000</text:p>
          </table:table-cell>
          <table:table-cell table:formula="of:=[.B7]-[.$B$2]" office:value-type="float" office:value="0.39130687713623" calcext:value-type="float">
            <text:p>0.3913068771</text:p>
          </table:table-cell>
          <table:table-cell table:formula="of:=[.C7]/([.D7]-[.D6])" office:value-type="float" office:value="102226.232874417" calcext:value-type="float">
            <text:p>102226.232874417</text:p>
          </table:table-cell>
          <table:table-cell/>
          <table:table-cell office:value-type="float" office:value="1443124475.79266" calcext:value-type="float">
            <text:p>1443124475.79266</text:p>
          </table:table-cell>
          <table:table-cell table:formula="of:=[.G7]-[.$B$2]" office:value-type="float" office:value="13.6387312412262" calcext:value-type="float">
            <text:p>13.6387312412</text:p>
          </table:table-cell>
          <table:table-cell table:formula="of:=[.C7]/([.H7]-[.H6])" office:value-type="float" office:value="6459.0717374302" calcext:value-type="float">
            <text:p>6459.0717374302</text:p>
          </table:table-cell>
          <table:table-cell table:formula="of:=[.G7]-[.$B7]" office:value-type="float" office:value="13.24742436409" calcext:value-type="float">
            <text:p>13.247424364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24462.62349" calcext:value-type="float">
            <text:p>1443124462.62349</text:p>
          </table:table-cell>
          <table:table-cell office:value-type="float" office:value="8000" calcext:value-type="float">
            <text:p>8000</text:p>
          </table:table-cell>
          <table:table-cell table:formula="of:=[.B8]-[.$B$2]" office:value-type="float" office:value="0.469561338424683" calcext:value-type="float">
            <text:p>0.4695613384</text:p>
          </table:table-cell>
          <table:table-cell table:formula="of:=[.C8]/([.D8]-[.D7])" office:value-type="float" office:value="102230.593224728" calcext:value-type="float">
            <text:p>102230.593224728</text:p>
          </table:table-cell>
          <table:table-cell/>
          <table:table-cell office:value-type="float" office:value="1443124475.8684" calcext:value-type="float">
            <text:p>1443124475.8684</text:p>
          </table:table-cell>
          <table:table-cell table:formula="of:=[.G8]-[.$B$2]" office:value-type="float" office:value="13.7144782543182" calcext:value-type="float">
            <text:p>13.7144782543</text:p>
          </table:table-cell>
          <table:table-cell table:formula="of:=[.C8]/([.H8]-[.H7])" office:value-type="float" office:value="105614.725563886" calcext:value-type="float">
            <text:p>105614.725563886</text:p>
          </table:table-cell>
          <table:table-cell table:formula="of:=[.G8]-[.$B8]" office:value-type="float" office:value="13.2449169158936" calcext:value-type="float">
            <text:p>13.244916915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24462.70173" calcext:value-type="float">
            <text:p>1443124462.70173</text:p>
          </table:table-cell>
          <table:table-cell office:value-type="float" office:value="8000" calcext:value-type="float">
            <text:p>8000</text:p>
          </table:table-cell>
          <table:table-cell table:formula="of:=[.B9]-[.$B$2]" office:value-type="float" office:value="0.547800302505493" calcext:value-type="float">
            <text:p>0.5478003025</text:p>
          </table:table-cell>
          <table:table-cell table:formula="of:=[.C9]/([.D9]-[.D8])" office:value-type="float" office:value="102250.842581927" calcext:value-type="float">
            <text:p>102250.842581927</text:p>
          </table:table-cell>
          <table:table-cell/>
          <table:table-cell office:value-type="float" office:value="1443124475.94416" calcext:value-type="float">
            <text:p>1443124475.94416</text:p>
          </table:table-cell>
          <table:table-cell table:formula="of:=[.G9]-[.$B$2]" office:value-type="float" office:value="13.7902359962463" calcext:value-type="float">
            <text:p>13.7902359962</text:p>
          </table:table-cell>
          <table:table-cell table:formula="of:=[.C9]/([.H9]-[.H8])" office:value-type="float" office:value="105599.76837209" calcext:value-type="float">
            <text:p>105599.76837209</text:p>
          </table:table-cell>
          <table:table-cell table:formula="of:=[.G9]-[.$B9]" office:value-type="float" office:value="13.2424356937408" calcext:value-type="float">
            <text:p>13.242435693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24462.78001" calcext:value-type="float">
            <text:p>1443124462.78001</text:p>
          </table:table-cell>
          <table:table-cell office:value-type="float" office:value="8000" calcext:value-type="float">
            <text:p>8000</text:p>
          </table:table-cell>
          <table:table-cell table:formula="of:=[.B10]-[.$B$2]" office:value-type="float" office:value="0.626084566116333" calcext:value-type="float">
            <text:p>0.6260845661</text:p>
          </table:table-cell>
          <table:table-cell table:formula="of:=[.C10]/([.D10]-[.D9])" office:value-type="float" office:value="102191.674686613" calcext:value-type="float">
            <text:p>102191.674686613</text:p>
          </table:table-cell>
          <table:table-cell/>
          <table:table-cell office:value-type="float" office:value="1443124476.01999" calcext:value-type="float">
            <text:p>1443124476.01999</text:p>
          </table:table-cell>
          <table:table-cell table:formula="of:=[.G10]-[.$B$2]" office:value-type="float" office:value="13.8660664558411" calcext:value-type="float">
            <text:p>13.8660664558</text:p>
          </table:table-cell>
          <table:table-cell table:formula="of:=[.C10]/([.H10]-[.H9])" office:value-type="float" office:value="105498.503408205" calcext:value-type="float">
            <text:p>105498.503408205</text:p>
          </table:table-cell>
          <table:table-cell table:formula="of:=[.G10]-[.$B10]" office:value-type="float" office:value="13.2399818897247" calcext:value-type="float">
            <text:p>13.239981889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24462.85827" calcext:value-type="float">
            <text:p>1443124462.85827</text:p>
          </table:table-cell>
          <table:table-cell office:value-type="float" office:value="8000" calcext:value-type="float">
            <text:p>8000</text:p>
          </table:table-cell>
          <table:table-cell table:formula="of:=[.B11]-[.$B$2]" office:value-type="float" office:value="0.704346418380737" calcext:value-type="float">
            <text:p>0.7043464184</text:p>
          </table:table-cell>
          <table:table-cell table:formula="of:=[.C11]/([.D11]-[.D10])" office:value-type="float" office:value="102220.938663352" calcext:value-type="float">
            <text:p>102220.938663352</text:p>
          </table:table-cell>
          <table:table-cell/>
          <table:table-cell office:value-type="float" office:value="1443124476.08945" calcext:value-type="float">
            <text:p>1443124476.08945</text:p>
          </table:table-cell>
          <table:table-cell table:formula="of:=[.G11]-[.$B$2]" office:value-type="float" office:value="13.9355218410492" calcext:value-type="float">
            <text:p>13.935521841</text:p>
          </table:table-cell>
          <table:table-cell table:formula="of:=[.C11]/([.H11]-[.H10])" office:value-type="float" office:value="115181.853444873" calcext:value-type="float">
            <text:p>115181.853444873</text:p>
          </table:table-cell>
          <table:table-cell table:formula="of:=[.G11]-[.$B11]" office:value-type="float" office:value="13.2311754226685" calcext:value-type="float">
            <text:p>13.231175422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24462.9365" calcext:value-type="float">
            <text:p>1443124462.9365</text:p>
          </table:table-cell>
          <table:table-cell office:value-type="float" office:value="8000" calcext:value-type="float">
            <text:p>8000</text:p>
          </table:table-cell>
          <table:table-cell table:formula="of:=[.B12]-[.$B$2]" office:value-type="float" office:value="0.782577276229858" calcext:value-type="float">
            <text:p>0.7825772762</text:p>
          </table:table-cell>
          <table:table-cell table:formula="of:=[.C12]/([.D12]-[.D11])" office:value-type="float" office:value="102261.437749144" calcext:value-type="float">
            <text:p>102261.437749144</text:p>
          </table:table-cell>
          <table:table-cell/>
          <table:table-cell office:value-type="float" office:value="1443124476.15891" calcext:value-type="float">
            <text:p>1443124476.15891</text:p>
          </table:table-cell>
          <table:table-cell table:formula="of:=[.G12]-[.$B$2]" office:value-type="float" office:value="14.0049891471863" calcext:value-type="float">
            <text:p>14.0049891472</text:p>
          </table:table-cell>
          <table:table-cell table:formula="of:=[.C12]/([.H12]-[.H11])" office:value-type="float" office:value="115162.087676367" calcext:value-type="float">
            <text:p>115162.087676367</text:p>
          </table:table-cell>
          <table:table-cell table:formula="of:=[.G12]-[.$B12]" office:value-type="float" office:value="13.2224118709564" calcext:value-type="float">
            <text:p>13.22241187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24463.01512" calcext:value-type="float">
            <text:p>1443124463.01512</text:p>
          </table:table-cell>
          <table:table-cell office:value-type="float" office:value="8000" calcext:value-type="float">
            <text:p>8000</text:p>
          </table:table-cell>
          <table:table-cell table:formula="of:=[.B13]-[.$B$2]" office:value-type="float" office:value="0.861190795898438" calcext:value-type="float">
            <text:p>0.8611907959</text:p>
          </table:table-cell>
          <table:table-cell table:formula="of:=[.C13]/([.D13]-[.D12])" office:value-type="float" office:value="101763.666526147" calcext:value-type="float">
            <text:p>101763.666526147</text:p>
          </table:table-cell>
          <table:table-cell/>
          <table:table-cell office:value-type="float" office:value="1443124476.22844" calcext:value-type="float">
            <text:p>1443124476.22844</text:p>
          </table:table-cell>
          <table:table-cell table:formula="of:=[.G13]-[.$B$2]" office:value-type="float" office:value="14.0745160579681" calcext:value-type="float">
            <text:p>14.074516058</text:p>
          </table:table-cell>
          <table:table-cell table:formula="of:=[.C13]/([.H13]-[.H12])" office:value-type="float" office:value="115063.360503674" calcext:value-type="float">
            <text:p>115063.360503674</text:p>
          </table:table-cell>
          <table:table-cell table:formula="of:=[.G13]-[.$B13]" office:value-type="float" office:value="13.2133252620697" calcext:value-type="float">
            <text:p>13.213325262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24463.09525" calcext:value-type="float">
            <text:p>1443124463.09525</text:p>
          </table:table-cell>
          <table:table-cell office:value-type="float" office:value="8000" calcext:value-type="float">
            <text:p>8000</text:p>
          </table:table-cell>
          <table:table-cell table:formula="of:=[.B14]-[.$B$2]" office:value-type="float" office:value="0.941321849822998" calcext:value-type="float">
            <text:p>0.9413218498</text:p>
          </table:table-cell>
          <table:table-cell table:formula="of:=[.C14]/([.D14]-[.D13])" office:value-type="float" office:value="99836.4505168197" calcext:value-type="float">
            <text:p>99836.4505168197</text:p>
          </table:table-cell>
          <table:table-cell/>
          <table:table-cell office:value-type="float" office:value="1443124476.29784" calcext:value-type="float">
            <text:p>1443124476.29784</text:p>
          </table:table-cell>
          <table:table-cell table:formula="of:=[.G14]-[.$B$2]" office:value-type="float" office:value="14.1439146995544" calcext:value-type="float">
            <text:p>14.1439146996</text:p>
          </table:table-cell>
          <table:table-cell table:formula="of:=[.C14]/([.H14]-[.H13])" office:value-type="float" office:value="115276.031592798" calcext:value-type="float">
            <text:p>115276.031592798</text:p>
          </table:table-cell>
          <table:table-cell table:formula="of:=[.G14]-[.$B14]" office:value-type="float" office:value="13.2025928497314" calcext:value-type="float">
            <text:p>13.202592849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24463.17538" calcext:value-type="float">
            <text:p>1443124463.17538</text:p>
          </table:table-cell>
          <table:table-cell office:value-type="float" office:value="8000" calcext:value-type="float">
            <text:p>8000</text:p>
          </table:table-cell>
          <table:table-cell table:formula="of:=[.B15]-[.$B$2]" office:value-type="float" office:value="1.02145171165466" calcext:value-type="float">
            <text:p>1.0214517117</text:p>
          </table:table-cell>
          <table:table-cell table:formula="of:=[.C15]/([.D15]-[.D14])" office:value-type="float" office:value="99837.9357848665" calcext:value-type="float">
            <text:p>99837.9357848665</text:p>
          </table:table-cell>
          <table:table-cell/>
          <table:table-cell office:value-type="float" office:value="1443124476.36731" calcext:value-type="float">
            <text:p>1443124476.36731</text:p>
          </table:table-cell>
          <table:table-cell table:formula="of:=[.G15]-[.$B$2]" office:value-type="float" office:value="14.2133810520172" calcext:value-type="float">
            <text:p>14.213381052</text:p>
          </table:table-cell>
          <table:table-cell table:formula="of:=[.C15]/([.H15]-[.H14])" office:value-type="float" office:value="115163.6686882" calcext:value-type="float">
            <text:p>115163.6686882</text:p>
          </table:table-cell>
          <table:table-cell table:formula="of:=[.G15]-[.$B15]" office:value-type="float" office:value="13.1919293403626" calcext:value-type="float">
            <text:p>13.191929340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24463.25551" calcext:value-type="float">
            <text:p>1443124463.25551</text:p>
          </table:table-cell>
          <table:table-cell office:value-type="float" office:value="8000" calcext:value-type="float">
            <text:p>8000</text:p>
          </table:table-cell>
          <table:table-cell table:formula="of:=[.B16]-[.$B$2]" office:value-type="float" office:value="1.10158085823059" calcext:value-type="float">
            <text:p>1.1015808582</text:p>
          </table:table-cell>
          <table:table-cell table:formula="of:=[.C16]/([.D16]-[.D15])" office:value-type="float" office:value="99838.8269669073" calcext:value-type="float">
            <text:p>99838.8269669073</text:p>
          </table:table-cell>
          <table:table-cell/>
          <table:table-cell office:value-type="float" office:value="1443124476.43679" calcext:value-type="float">
            <text:p>1443124476.43679</text:p>
          </table:table-cell>
          <table:table-cell table:formula="of:=[.G16]-[.$B$2]" office:value-type="float" office:value="14.2828686237335" calcext:value-type="float">
            <text:p>14.2828686237</text:p>
          </table:table-cell>
          <table:table-cell table:formula="of:=[.C16]/([.H16]-[.H15])" office:value-type="float" office:value="115128.501434198" calcext:value-type="float">
            <text:p>115128.501434198</text:p>
          </table:table-cell>
          <table:table-cell table:formula="of:=[.G16]-[.$B16]" office:value-type="float" office:value="13.1812877655029" calcext:value-type="float">
            <text:p>13.181287765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24463.33564" calcext:value-type="float">
            <text:p>1443124463.33564</text:p>
          </table:table-cell>
          <table:table-cell office:value-type="float" office:value="8000" calcext:value-type="float">
            <text:p>8000</text:p>
          </table:table-cell>
          <table:table-cell table:formula="of:=[.B17]-[.$B$2]" office:value-type="float" office:value="1.18171048164368" calcext:value-type="float">
            <text:p>1.1817104816</text:p>
          </table:table-cell>
          <table:table-cell table:formula="of:=[.C17]/([.D17]-[.D16])" office:value-type="float" office:value="99838.232843779" calcext:value-type="float">
            <text:p>99838.232843779</text:p>
          </table:table-cell>
          <table:table-cell/>
          <table:table-cell office:value-type="float" office:value="1443124476.50623" calcext:value-type="float">
            <text:p>1443124476.50623</text:p>
          </table:table-cell>
          <table:table-cell table:formula="of:=[.G17]-[.$B$2]" office:value-type="float" office:value="14.3523087501526" calcext:value-type="float">
            <text:p>14.3523087502</text:p>
          </table:table-cell>
          <table:table-cell table:formula="of:=[.C17]/([.H17]-[.H16])" office:value-type="float" office:value="115207.163531363" calcext:value-type="float">
            <text:p>115207.163531363</text:p>
          </table:table-cell>
          <table:table-cell table:formula="of:=[.G17]-[.$B17]" office:value-type="float" office:value="13.1705982685089" calcext:value-type="float">
            <text:p>13.170598268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24463.41577" calcext:value-type="float">
            <text:p>1443124463.41577</text:p>
          </table:table-cell>
          <table:table-cell office:value-type="float" office:value="8000" calcext:value-type="float">
            <text:p>8000</text:p>
          </table:table-cell>
          <table:table-cell table:formula="of:=[.B18]-[.$B$2]" office:value-type="float" office:value="1.26184558868408" calcext:value-type="float">
            <text:p>1.2618455887</text:p>
          </table:table-cell>
          <table:table-cell table:formula="of:=[.C18]/([.D18]-[.D17])" office:value-type="float" office:value="99831.4009360003" calcext:value-type="float">
            <text:p>99831.4009360003</text:p>
          </table:table-cell>
          <table:table-cell/>
          <table:table-cell office:value-type="float" office:value="1443124476.57568" calcext:value-type="float">
            <text:p>1443124476.57568</text:p>
          </table:table-cell>
          <table:table-cell table:formula="of:=[.G18]-[.$B$2]" office:value-type="float" office:value="14.4217510223389" calcext:value-type="float">
            <text:p>14.4217510223</text:p>
          </table:table-cell>
          <table:table-cell table:formula="of:=[.C18]/([.H18]-[.H17])" office:value-type="float" office:value="115203.603628348" calcext:value-type="float">
            <text:p>115203.603628348</text:p>
          </table:table-cell>
          <table:table-cell table:formula="of:=[.G18]-[.$B18]" office:value-type="float" office:value="13.1599054336548" calcext:value-type="float">
            <text:p>13.159905433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24463.4959" calcext:value-type="float">
            <text:p>1443124463.4959</text:p>
          </table:table-cell>
          <table:table-cell office:value-type="float" office:value="8000" calcext:value-type="float">
            <text:p>8000</text:p>
          </table:table-cell>
          <table:table-cell table:formula="of:=[.B19]-[.$B$2]" office:value-type="float" office:value="1.34197449684143" calcext:value-type="float">
            <text:p>1.3419744968</text:p>
          </table:table-cell>
          <table:table-cell table:formula="of:=[.C19]/([.D19]-[.D18])" office:value-type="float" office:value="99839.1240311231" calcext:value-type="float">
            <text:p>99839.1240311231</text:p>
          </table:table-cell>
          <table:table-cell/>
          <table:table-cell office:value-type="float" office:value="1443124476.64505" calcext:value-type="float">
            <text:p>1443124476.64505</text:p>
          </table:table-cell>
          <table:table-cell table:formula="of:=[.G19]-[.$B$2]" office:value-type="float" office:value="14.4911198616028" calcext:value-type="float">
            <text:p>14.4911198616</text:p>
          </table:table-cell>
          <table:table-cell table:formula="of:=[.C19]/([.H19]-[.H18])" office:value-type="float" office:value="115325.556617197" calcext:value-type="float">
            <text:p>115325.556617197</text:p>
          </table:table-cell>
          <table:table-cell table:formula="of:=[.G19]-[.$B19]" office:value-type="float" office:value="13.1491453647614" calcext:value-type="float">
            <text:p>13.149145364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24463.57603" calcext:value-type="float">
            <text:p>1443124463.57603</text:p>
          </table:table-cell>
          <table:table-cell office:value-type="float" office:value="8000" calcext:value-type="float">
            <text:p>8000</text:p>
          </table:table-cell>
          <table:table-cell table:formula="of:=[.B20]-[.$B$2]" office:value-type="float" office:value="1.42210507392883" calcext:value-type="float">
            <text:p>1.4221050739</text:p>
          </table:table-cell>
          <table:table-cell table:formula="of:=[.C20]/([.D20]-[.D19])" office:value-type="float" office:value="99837.0446187353" calcext:value-type="float">
            <text:p>99837.0446187353</text:p>
          </table:table-cell>
          <table:table-cell/>
          <table:table-cell office:value-type="float" office:value="1443124476.71461" calcext:value-type="float">
            <text:p>1443124476.71461</text:p>
          </table:table-cell>
          <table:table-cell table:formula="of:=[.G20]-[.$B$2]" office:value-type="float" office:value="14.5606861114502" calcext:value-type="float">
            <text:p>14.5606861115</text:p>
          </table:table-cell>
          <table:table-cell table:formula="of:=[.C20]/([.H20]-[.H19])" office:value-type="float" office:value="114998.293246328" calcext:value-type="float">
            <text:p>114998.293246328</text:p>
          </table:table-cell>
          <table:table-cell table:formula="of:=[.G20]-[.$B20]" office:value-type="float" office:value="13.1385810375214" calcext:value-type="float">
            <text:p>13.138581037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24463.65616" calcext:value-type="float">
            <text:p>1443124463.65616</text:p>
          </table:table-cell>
          <table:table-cell office:value-type="float" office:value="8000" calcext:value-type="float">
            <text:p>8000</text:p>
          </table:table-cell>
          <table:table-cell table:formula="of:=[.B21]-[.$B$2]" office:value-type="float" office:value="1.50223422050476" calcext:value-type="float">
            <text:p>1.5022342205</text:p>
          </table:table-cell>
          <table:table-cell table:formula="of:=[.C21]/([.D21]-[.D20])" office:value-type="float" office:value="99838.8269669073" calcext:value-type="float">
            <text:p>99838.8269669073</text:p>
          </table:table-cell>
          <table:table-cell/>
          <table:table-cell office:value-type="float" office:value="1443124476.78408" calcext:value-type="float">
            <text:p>1443124476.78408</text:p>
          </table:table-cell>
          <table:table-cell table:formula="of:=[.G21]-[.$B$2]" office:value-type="float" office:value="14.6301548480988" calcext:value-type="float">
            <text:p>14.6301548481</text:p>
          </table:table-cell>
          <table:table-cell table:formula="of:=[.C21]/([.H21]-[.H20])" office:value-type="float" office:value="115159.716240009" calcext:value-type="float">
            <text:p>115159.716240009</text:p>
          </table:table-cell>
          <table:table-cell table:formula="of:=[.G21]-[.$B21]" office:value-type="float" office:value="13.127920627594" calcext:value-type="float">
            <text:p>13.127920627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24463.73629" calcext:value-type="float">
            <text:p>1443124463.73629</text:p>
          </table:table-cell>
          <table:table-cell office:value-type="float" office:value="8000" calcext:value-type="float">
            <text:p>8000</text:p>
          </table:table-cell>
          <table:table-cell table:formula="of:=[.B22]-[.$B$2]" office:value-type="float" office:value="1.58236384391785" calcext:value-type="float">
            <text:p>1.5823638439</text:p>
          </table:table-cell>
          <table:table-cell table:formula="of:=[.C22]/([.D22]-[.D21])" office:value-type="float" office:value="99838.232843779" calcext:value-type="float">
            <text:p>99838.232843779</text:p>
          </table:table-cell>
          <table:table-cell/>
          <table:table-cell office:value-type="float" office:value="1443124476.85354" calcext:value-type="float">
            <text:p>1443124476.85354</text:p>
          </table:table-cell>
          <table:table-cell table:formula="of:=[.G22]-[.$B$2]" office:value-type="float" office:value="14.6996166706085" calcext:value-type="float">
            <text:p>14.6996166706</text:p>
          </table:table-cell>
          <table:table-cell table:formula="of:=[.C22]/([.H22]-[.H21])" office:value-type="float" office:value="115171.179087265" calcext:value-type="float">
            <text:p>115171.179087265</text:p>
          </table:table-cell>
          <table:table-cell table:formula="of:=[.G22]-[.$B22]" office:value-type="float" office:value="13.1172528266907" calcext:value-type="float">
            <text:p>13.1172528267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24463.81642" calcext:value-type="float">
            <text:p>1443124463.81642</text:p>
          </table:table-cell>
          <table:table-cell office:value-type="float" office:value="8000" calcext:value-type="float">
            <text:p>8000</text:p>
          </table:table-cell>
          <table:table-cell table:formula="of:=[.B23]-[.$B$2]" office:value-type="float" office:value="1.66249537467957" calcext:value-type="float">
            <text:p>1.6624953747</text:p>
          </table:table-cell>
          <table:table-cell table:formula="of:=[.C23]/([.D23]-[.D22])" office:value-type="float" office:value="99835.8564219747" calcext:value-type="float">
            <text:p>99835.8564219747</text:p>
          </table:table-cell>
          <table:table-cell/>
          <table:table-cell office:value-type="float" office:value="1443124476.92301" calcext:value-type="float">
            <text:p>1443124476.92301</text:p>
          </table:table-cell>
          <table:table-cell table:formula="of:=[.G23]-[.$B$2]" office:value-type="float" office:value="14.7690849304199" calcext:value-type="float">
            <text:p>14.7690849304</text:p>
          </table:table-cell>
          <table:table-cell table:formula="of:=[.C23]/([.H23]-[.H22])" office:value-type="float" office:value="115160.506707943" calcext:value-type="float">
            <text:p>115160.506707943</text:p>
          </table:table-cell>
          <table:table-cell table:formula="of:=[.G23]-[.$B23]" office:value-type="float" office:value="13.1065895557404" calcext:value-type="float">
            <text:p>13.106589555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24463.89655" calcext:value-type="float">
            <text:p>1443124463.89655</text:p>
          </table:table-cell>
          <table:table-cell office:value-type="float" office:value="8000" calcext:value-type="float">
            <text:p>8000</text:p>
          </table:table-cell>
          <table:table-cell table:formula="of:=[.B24]-[.$B$2]" office:value-type="float" office:value="1.74262499809265" calcext:value-type="float">
            <text:p>1.7426249981</text:p>
          </table:table-cell>
          <table:table-cell table:formula="of:=[.C24]/([.D24]-[.D23])" office:value-type="float" office:value="99838.232843779" calcext:value-type="float">
            <text:p>99838.232843779</text:p>
          </table:table-cell>
          <table:table-cell/>
          <table:table-cell office:value-type="float" office:value="1443124476.99251" calcext:value-type="float">
            <text:p>1443124476.99251</text:p>
          </table:table-cell>
          <table:table-cell table:formula="of:=[.G24]-[.$B$2]" office:value-type="float" office:value="14.8385865688324" calcext:value-type="float">
            <text:p>14.8385865688</text:p>
          </table:table-cell>
          <table:table-cell table:formula="of:=[.C24]/([.H24]-[.H23])" office:value-type="float" office:value="115105.200146821" calcext:value-type="float">
            <text:p>115105.200146821</text:p>
          </table:table-cell>
          <table:table-cell table:formula="of:=[.G24]-[.$B24]" office:value-type="float" office:value="13.0959615707397" calcext:value-type="float">
            <text:p>13.095961570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24463.97668" calcext:value-type="float">
            <text:p>1443124463.97668</text:p>
          </table:table-cell>
          <table:table-cell office:value-type="float" office:value="8000" calcext:value-type="float">
            <text:p>8000</text:p>
          </table:table-cell>
          <table:table-cell table:formula="of:=[.B25]-[.$B$2]" office:value-type="float" office:value="1.82275533676147" calcext:value-type="float">
            <text:p>1.8227553368</text:p>
          </table:table-cell>
          <table:table-cell table:formula="of:=[.C25]/([.D25]-[.D24])" office:value-type="float" office:value="99837.3416723447" calcext:value-type="float">
            <text:p>99837.3416723447</text:p>
          </table:table-cell>
          <table:table-cell/>
          <table:table-cell office:value-type="float" office:value="1443124480.02226" calcext:value-type="float">
            <text:p>1443124480.02226</text:p>
          </table:table-cell>
          <table:table-cell table:formula="of:=[.G25]-[.$B$2]" office:value-type="float" office:value="17.8683369159699" calcext:value-type="float">
            <text:p>17.868336916</text:p>
          </table:table-cell>
          <table:table-cell table:formula="of:=[.C25]/([.H25]-[.H24])" office:value-type="float" office:value="2640.48158540802" calcext:value-type="float">
            <text:p>2640.481585408</text:p>
          </table:table-cell>
          <table:table-cell table:formula="of:=[.G25]-[.$B25]" office:value-type="float" office:value="16.0455815792084" calcext:value-type="float">
            <text:p>16.0455815792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24464.05655" calcext:value-type="float">
            <text:p>1443124464.05655</text:p>
          </table:table-cell>
          <table:table-cell office:value-type="float" office:value="8000" calcext:value-type="float">
            <text:p>8000</text:p>
          </table:table-cell>
          <table:table-cell table:formula="of:=[.B26]-[.$B$2]" office:value-type="float" office:value="1.90262150764465" calcext:value-type="float">
            <text:p>1.9026215076</text:p>
          </table:table-cell>
          <table:table-cell table:formula="of:=[.C26]/([.D26]-[.D25])" office:value-type="float" office:value="100167.566712341" calcext:value-type="float">
            <text:p>100167.566712341</text:p>
          </table:table-cell>
          <table:table-cell/>
          <table:table-cell office:value-type="float" office:value="1443124485.29124" calcext:value-type="float">
            <text:p>1443124485.29124</text:p>
          </table:table-cell>
          <table:table-cell table:formula="of:=[.G26]-[.$B$2]" office:value-type="float" office:value="23.1373112201691" calcext:value-type="float">
            <text:p>23.1373112202</text:p>
          </table:table-cell>
          <table:table-cell table:formula="of:=[.C26]/([.H26]-[.H25])" office:value-type="float" office:value="1518.32207525177" calcext:value-type="float">
            <text:p>1518.3220752518</text:p>
          </table:table-cell>
          <table:table-cell table:formula="of:=[.G26]-[.$B26]" office:value-type="float" office:value="21.2346897125244" calcext:value-type="float">
            <text:p>21.234689712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24464.13628" calcext:value-type="float">
            <text:p>1443124464.13628</text:p>
          </table:table-cell>
          <table:table-cell office:value-type="float" office:value="8000" calcext:value-type="float">
            <text:p>8000</text:p>
          </table:table-cell>
          <table:table-cell table:formula="of:=[.B27]-[.$B$2]" office:value-type="float" office:value="1.98235464096069" calcext:value-type="float">
            <text:p>1.982354641</text:p>
          </table:table-cell>
          <table:table-cell table:formula="of:=[.C27]/([.D27]-[.D26])" office:value-type="float" office:value="100334.699857965" calcext:value-type="float">
            <text:p>100334.699857965</text:p>
          </table:table-cell>
          <table:table-cell/>
          <table:table-cell office:value-type="float" office:value="1443124487.88949" calcext:value-type="float">
            <text:p>1443124487.88949</text:p>
          </table:table-cell>
          <table:table-cell table:formula="of:=[.G27]-[.$B$2]" office:value-type="float" office:value="25.7355599403381" calcext:value-type="float">
            <text:p>25.7355599403</text:p>
          </table:table-cell>
          <table:table-cell table:formula="of:=[.C27]/([.H27]-[.H26])" office:value-type="float" office:value="3078.99699435989" calcext:value-type="float">
            <text:p>3078.9969943599</text:p>
          </table:table-cell>
          <table:table-cell table:formula="of:=[.G27]-[.$B27]" office:value-type="float" office:value="23.7532052993774" calcext:value-type="float">
            <text:p>23.75320529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24464.21601" calcext:value-type="float">
            <text:p>1443124464.21601</text:p>
          </table:table-cell>
          <table:table-cell office:value-type="float" office:value="8000" calcext:value-type="float">
            <text:p>8000</text:p>
          </table:table-cell>
          <table:table-cell table:formula="of:=[.B28]-[.$B$2]" office:value-type="float" office:value="2.0620858669281" calcext:value-type="float">
            <text:p>2.0620858669</text:p>
          </table:table-cell>
          <table:table-cell table:formula="of:=[.C28]/([.D28]-[.D27])" office:value-type="float" office:value="100337.100087615" calcext:value-type="float">
            <text:p>100337.100087615</text:p>
          </table:table-cell>
          <table:table-cell/>
          <table:table-cell office:value-type="float" office:value="1443124493.70317" calcext:value-type="float">
            <text:p>1443124493.70317</text:p>
          </table:table-cell>
          <table:table-cell table:formula="of:=[.G28]-[.$B$2]" office:value-type="float" office:value="31.5492415428162" calcext:value-type="float">
            <text:p>31.5492415428</text:p>
          </table:table-cell>
          <table:table-cell table:formula="of:=[.C28]/([.H28]-[.H27])" office:value-type="float" office:value="1376.06435078764" calcext:value-type="float">
            <text:p>1376.0643507877</text:p>
          </table:table-cell>
          <table:table-cell table:formula="of:=[.G28]-[.$B28]" office:value-type="float" office:value="29.4871556758881" calcext:value-type="float">
            <text:p>29.487155675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24464.29574" calcext:value-type="float">
            <text:p>1443124464.29574</text:p>
          </table:table-cell>
          <table:table-cell office:value-type="float" office:value="8000" calcext:value-type="float">
            <text:p>8000</text:p>
          </table:table-cell>
          <table:table-cell table:formula="of:=[.B29]-[.$B$2]" office:value-type="float" office:value="2.14181685447693" calcext:value-type="float">
            <text:p>2.1418168545</text:p>
          </table:table-cell>
          <table:table-cell table:formula="of:=[.C29]/([.D29]-[.D28])" office:value-type="float" office:value="100337.400124396" calcext:value-type="float">
            <text:p>100337.400124396</text:p>
          </table:table-cell>
          <table:table-cell/>
          <table:table-cell office:value-type="float" office:value="1443124496.30893" calcext:value-type="float">
            <text:p>1443124496.30893</text:p>
          </table:table-cell>
          <table:table-cell table:formula="of:=[.G29]-[.$B$2]" office:value-type="float" office:value="34.1550004482269" calcext:value-type="float">
            <text:p>34.1550004482</text:p>
          </table:table-cell>
          <table:table-cell table:formula="of:=[.C29]/([.H29]-[.H28])" office:value-type="float" office:value="3070.12286646638" calcext:value-type="float">
            <text:p>3070.1228664664</text:p>
          </table:table-cell>
          <table:table-cell table:formula="of:=[.G29]-[.$B29]" office:value-type="float" office:value="32.01318359375" calcext:value-type="float">
            <text:p>32.013183593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24464.37549" calcext:value-type="float">
            <text:p>1443124464.37549</text:p>
          </table:table-cell>
          <table:table-cell office:value-type="float" office:value="8000" calcext:value-type="float">
            <text:p>8000</text:p>
          </table:table-cell>
          <table:table-cell table:formula="of:=[.B30]-[.$B$2]" office:value-type="float" office:value="2.22155952453613" calcext:value-type="float">
            <text:p>2.2215595245</text:p>
          </table:table-cell>
          <table:table-cell table:formula="of:=[.C30]/([.D30]-[.D29])" office:value-type="float" office:value="100322.700432033" calcext:value-type="float">
            <text:p>100322.700432033</text:p>
          </table:table-cell>
          <table:table-cell/>
          <table:table-cell office:value-type="float" office:value="1443124496.37829" calcext:value-type="float">
            <text:p>1443124496.37829</text:p>
          </table:table-cell>
          <table:table-cell table:formula="of:=[.G30]-[.$B$2]" office:value-type="float" office:value="34.224365234375" calcext:value-type="float">
            <text:p>34.2243652344</text:p>
          </table:table-cell>
          <table:table-cell table:formula="of:=[.C30]/([.H30]-[.H29])" office:value-type="float" office:value="115332.295307919" calcext:value-type="float">
            <text:p>115332.295307919</text:p>
          </table:table-cell>
          <table:table-cell table:formula="of:=[.G30]-[.$B30]" office:value-type="float" office:value="32.0028057098389" calcext:value-type="float">
            <text:p>32.002805709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24464.45522" calcext:value-type="float">
            <text:p>1443124464.45522</text:p>
          </table:table-cell>
          <table:table-cell office:value-type="float" office:value="8000" calcext:value-type="float">
            <text:p>8000</text:p>
          </table:table-cell>
          <table:table-cell table:formula="of:=[.B31]-[.$B$2]" office:value-type="float" office:value="2.30129075050354" calcext:value-type="float">
            <text:p>2.3012907505</text:p>
          </table:table-cell>
          <table:table-cell table:formula="of:=[.C31]/([.D31]-[.D30])" office:value-type="float" office:value="100337.100087615" calcext:value-type="float">
            <text:p>100337.100087615</text:p>
          </table:table-cell>
          <table:table-cell/>
          <table:table-cell office:value-type="float" office:value="1443124496.4478" calcext:value-type="float">
            <text:p>1443124496.4478</text:p>
          </table:table-cell>
          <table:table-cell table:formula="of:=[.G31]-[.$B$2]" office:value-type="float" office:value="34.2938754558563" calcext:value-type="float">
            <text:p>34.2938754559</text:p>
          </table:table-cell>
          <table:table-cell table:formula="of:=[.C31]/([.H31]-[.H30])" office:value-type="float" office:value="115090.98704497" calcext:value-type="float">
            <text:p>115090.98704497</text:p>
          </table:table-cell>
          <table:table-cell table:formula="of:=[.G31]-[.$B31]" office:value-type="float" office:value="31.9925847053528" calcext:value-type="float">
            <text:p>31.992584705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24464.53492" calcext:value-type="float">
            <text:p>1443124464.53492</text:p>
          </table:table-cell>
          <table:table-cell office:value-type="float" office:value="8000" calcext:value-type="float">
            <text:p>8000</text:p>
          </table:table-cell>
          <table:table-cell table:formula="of:=[.B32]-[.$B$2]" office:value-type="float" office:value="2.38099932670593" calcext:value-type="float">
            <text:p>2.3809993267</text:p>
          </table:table-cell>
          <table:table-cell table:formula="of:=[.C32]/([.D32]-[.D31])" office:value-type="float" office:value="100365.611596006" calcext:value-type="float">
            <text:p>100365.611596006</text:p>
          </table:table-cell>
          <table:table-cell/>
          <table:table-cell office:value-type="float" office:value="1443124496.51723" calcext:value-type="float">
            <text:p>1443124496.51723</text:p>
          </table:table-cell>
          <table:table-cell table:formula="of:=[.G32]-[.$B$2]" office:value-type="float" office:value="34.3633055686951" calcext:value-type="float">
            <text:p>34.3633055687</text:p>
          </table:table-cell>
          <table:table-cell table:formula="of:=[.C32]/([.H32]-[.H31])" office:value-type="float" office:value="115223.779321523" calcext:value-type="float">
            <text:p>115223.779321523</text:p>
          </table:table-cell>
          <table:table-cell table:formula="of:=[.G32]-[.$B32]" office:value-type="float" office:value="31.9823062419891" calcext:value-type="float">
            <text:p>31.98230624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24464.61466" calcext:value-type="float">
            <text:p>1443124464.61466</text:p>
          </table:table-cell>
          <table:table-cell office:value-type="float" office:value="8000" calcext:value-type="float">
            <text:p>8000</text:p>
          </table:table-cell>
          <table:table-cell table:formula="of:=[.B33]-[.$B$2]" office:value-type="float" office:value="2.46073198318481" calcext:value-type="float">
            <text:p>2.4607319832</text:p>
          </table:table-cell>
          <table:table-cell table:formula="of:=[.C33]/([.D33]-[.D32])" office:value-type="float" office:value="100335.299904612" calcext:value-type="float">
            <text:p>100335.299904612</text:p>
          </table:table-cell>
          <table:table-cell/>
          <table:table-cell office:value-type="float" office:value="1443124496.5867" calcext:value-type="float">
            <text:p>1443124496.5867</text:p>
          </table:table-cell>
          <table:table-cell table:formula="of:=[.G33]-[.$B$2]" office:value-type="float" office:value="34.4327752590179" calcext:value-type="float">
            <text:p>34.432775259</text:p>
          </table:table-cell>
          <table:table-cell table:formula="of:=[.C33]/([.H33]-[.H32])" office:value-type="float" office:value="115158.135336694" calcext:value-type="float">
            <text:p>115158.135336694</text:p>
          </table:table-cell>
          <table:table-cell table:formula="of:=[.G33]-[.$B33]" office:value-type="float" office:value="31.9720432758331" calcext:value-type="float">
            <text:p>31.972043275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24464.69439" calcext:value-type="float">
            <text:p>1443124464.69439</text:p>
          </table:table-cell>
          <table:table-cell office:value-type="float" office:value="8000" calcext:value-type="float">
            <text:p>8000</text:p>
          </table:table-cell>
          <table:table-cell table:formula="of:=[.B34]-[.$B$2]" office:value-type="float" office:value="2.54046750068665" calcext:value-type="float">
            <text:p>2.5404675007</text:p>
          </table:table-cell>
          <table:table-cell table:formula="of:=[.C34]/([.D34]-[.D33])" office:value-type="float" office:value="100331.699732384" calcext:value-type="float">
            <text:p>100331.699732384</text:p>
          </table:table-cell>
          <table:table-cell/>
          <table:table-cell office:value-type="float" office:value="1443124496.65617" calcext:value-type="float">
            <text:p>1443124496.65617</text:p>
          </table:table-cell>
          <table:table-cell table:formula="of:=[.G34]-[.$B$2]" office:value-type="float" office:value="34.5022492408752" calcext:value-type="float">
            <text:p>34.5022492409</text:p>
          </table:table-cell>
          <table:table-cell table:formula="of:=[.C34]/([.H34]-[.H33])" office:value-type="float" office:value="115151.021808885" calcext:value-type="float">
            <text:p>115151.021808885</text:p>
          </table:table-cell>
          <table:table-cell table:formula="of:=[.G34]-[.$B34]" office:value-type="float" office:value="31.9617817401886" calcext:value-type="float">
            <text:p>31.961781740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24464.77412" calcext:value-type="float">
            <text:p>1443124464.77412</text:p>
          </table:table-cell>
          <table:table-cell office:value-type="float" office:value="8000" calcext:value-type="float">
            <text:p>8000</text:p>
          </table:table-cell>
          <table:table-cell table:formula="of:=[.B35]-[.$B$2]" office:value-type="float" office:value="2.62019896507263" calcext:value-type="float">
            <text:p>2.6201989651</text:p>
          </table:table-cell>
          <table:table-cell table:formula="of:=[.C35]/([.D35]-[.D34])" office:value-type="float" office:value="100336.800052629" calcext:value-type="float">
            <text:p>100336.800052629</text:p>
          </table:table-cell>
          <table:table-cell/>
          <table:table-cell office:value-type="float" office:value="1443124496.72564" calcext:value-type="float">
            <text:p>1443124496.72564</text:p>
          </table:table-cell>
          <table:table-cell table:formula="of:=[.G35]-[.$B$2]" office:value-type="float" office:value="34.5717105865479" calcext:value-type="float">
            <text:p>34.5717105865</text:p>
          </table:table-cell>
          <table:table-cell table:formula="of:=[.C35]/([.H35]-[.H34])" office:value-type="float" office:value="115171.969712571" calcext:value-type="float">
            <text:p>115171.969712571</text:p>
          </table:table-cell>
          <table:table-cell table:formula="of:=[.G35]-[.$B35]" office:value-type="float" office:value="31.9515116214752" calcext:value-type="float">
            <text:p>31.951511621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24464.85386" calcext:value-type="float">
            <text:p>1443124464.85386</text:p>
          </table:table-cell>
          <table:table-cell office:value-type="float" office:value="8000" calcext:value-type="float">
            <text:p>8000</text:p>
          </table:table-cell>
          <table:table-cell table:formula="of:=[.B36]-[.$B$2]" office:value-type="float" office:value="2.69992995262146" calcext:value-type="float">
            <text:p>2.6999299526</text:p>
          </table:table-cell>
          <table:table-cell table:formula="of:=[.C36]/([.D36]-[.D35])" office:value-type="float" office:value="100337.400124396" calcext:value-type="float">
            <text:p>100337.400124396</text:p>
          </table:table-cell>
          <table:table-cell/>
          <table:table-cell office:value-type="float" office:value="1443124496.79511" calcext:value-type="float">
            <text:p>1443124496.79511</text:p>
          </table:table-cell>
          <table:table-cell table:formula="of:=[.G36]-[.$B$2]" office:value-type="float" office:value="34.6411807537079" calcext:value-type="float">
            <text:p>34.6411807537</text:p>
          </table:table-cell>
          <table:table-cell table:formula="of:=[.C36]/([.H36]-[.H35])" office:value-type="float" office:value="115157.344901314" calcext:value-type="float">
            <text:p>115157.344901314</text:p>
          </table:table-cell>
          <table:table-cell table:formula="of:=[.G36]-[.$B36]" office:value-type="float" office:value="31.9412508010864" calcext:value-type="float">
            <text:p>31.941250801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24464.93359" calcext:value-type="float">
            <text:p>1443124464.93359</text:p>
          </table:table-cell>
          <table:table-cell office:value-type="float" office:value="8000" calcext:value-type="float">
            <text:p>8000</text:p>
          </table:table-cell>
          <table:table-cell table:formula="of:=[.B37]-[.$B$2]" office:value-type="float" office:value="2.77965974807739" calcext:value-type="float">
            <text:p>2.7796597481</text:p>
          </table:table-cell>
          <table:table-cell table:formula="of:=[.C37]/([.D37]-[.D36])" office:value-type="float" office:value="100338.900335216" calcext:value-type="float">
            <text:p>100338.900335216</text:p>
          </table:table-cell>
          <table:table-cell/>
          <table:table-cell office:value-type="float" office:value="1443124496.86457" calcext:value-type="float">
            <text:p>1443124496.86457</text:p>
          </table:table-cell>
          <table:table-cell table:formula="of:=[.G37]-[.$B$2]" office:value-type="float" office:value="34.710645198822" calcext:value-type="float">
            <text:p>34.7106451988</text:p>
          </table:table-cell>
          <table:table-cell table:formula="of:=[.C37]/([.H37]-[.H36])" office:value-type="float" office:value="115166.8308421" calcext:value-type="float">
            <text:p>115166.8308421</text:p>
          </table:table-cell>
          <table:table-cell table:formula="of:=[.G37]-[.$B37]" office:value-type="float" office:value="31.9309854507446" calcext:value-type="float">
            <text:p>31.9309854507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24465.01272" calcext:value-type="float">
            <text:p>1443124465.01272</text:p>
          </table:table-cell>
          <table:table-cell office:value-type="float" office:value="8000" calcext:value-type="float">
            <text:p>8000</text:p>
          </table:table-cell>
          <table:table-cell table:formula="of:=[.B38]-[.$B$2]" office:value-type="float" office:value="2.85879564285278" calcext:value-type="float">
            <text:p>2.8587956429</text:p>
          </table:table-cell>
          <table:table-cell table:formula="of:=[.C38]/([.D38]-[.D37])" office:value-type="float" office:value="101091.925765245" calcext:value-type="float">
            <text:p>101091.925765245</text:p>
          </table:table-cell>
          <table:table-cell/>
          <table:table-cell office:value-type="float" office:value="1443124496.93406" calcext:value-type="float">
            <text:p>1443124496.93406</text:p>
          </table:table-cell>
          <table:table-cell table:formula="of:=[.G38]-[.$B$2]" office:value-type="float" office:value="34.7801356315613" calcext:value-type="float">
            <text:p>34.7801356316</text:p>
          </table:table-cell>
          <table:table-cell table:formula="of:=[.C38]/([.H38]-[.H37])" office:value-type="float" office:value="115123.761425082" calcext:value-type="float">
            <text:p>115123.761425082</text:p>
          </table:table-cell>
          <table:table-cell table:formula="of:=[.G38]-[.$B38]" office:value-type="float" office:value="31.9213399887085" calcext:value-type="float">
            <text:p>31.921339988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24465.08905" calcext:value-type="float">
            <text:p>1443124465.08905</text:p>
          </table:table-cell>
          <table:table-cell office:value-type="float" office:value="8000" calcext:value-type="float">
            <text:p>8000</text:p>
          </table:table-cell>
          <table:table-cell table:formula="of:=[.B39]-[.$B$2]" office:value-type="float" office:value="2.93511986732483" calcext:value-type="float">
            <text:p>2.9351198673</text:p>
          </table:table-cell>
          <table:table-cell table:formula="of:=[.C39]/([.D39]-[.D38])" office:value-type="float" office:value="104816.001149544" calcext:value-type="float">
            <text:p>104816.001149544</text:p>
          </table:table-cell>
          <table:table-cell/>
          <table:table-cell office:value-type="float" office:value="1443124497.00351" calcext:value-type="float">
            <text:p>1443124497.00351</text:p>
          </table:table-cell>
          <table:table-cell table:formula="of:=[.G39]-[.$B$2]" office:value-type="float" office:value="34.8495857715607" calcext:value-type="float">
            <text:p>34.8495857716</text:p>
          </table:table-cell>
          <table:table-cell table:formula="of:=[.C39]/([.H39]-[.H38])" office:value-type="float" office:value="115190.552532656" calcext:value-type="float">
            <text:p>115190.552532656</text:p>
          </table:table-cell>
          <table:table-cell table:formula="of:=[.G39]-[.$B39]" office:value-type="float" office:value="31.9144659042358" calcext:value-type="float">
            <text:p>31.914465904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24465.16537" calcext:value-type="float">
            <text:p>1443124465.16537</text:p>
          </table:table-cell>
          <table:table-cell office:value-type="float" office:value="8000" calcext:value-type="float">
            <text:p>8000</text:p>
          </table:table-cell>
          <table:table-cell table:formula="of:=[.B40]-[.$B$2]" office:value-type="float" office:value="3.0114414691925" calcext:value-type="float">
            <text:p>3.0114414692</text:p>
          </table:table-cell>
          <table:table-cell table:formula="of:=[.C40]/([.D40]-[.D39])" office:value-type="float" office:value="104819.602893951" calcext:value-type="float">
            <text:p>104819.602893951</text:p>
          </table:table-cell>
          <table:table-cell/>
          <table:table-cell office:value-type="float" office:value="1443124505.2329" calcext:value-type="float">
            <text:p>1443124505.2329</text:p>
          </table:table-cell>
          <table:table-cell table:formula="of:=[.G40]-[.$B$2]" office:value-type="float" office:value="43.0789747238159" calcext:value-type="float">
            <text:p>43.0789747238</text:p>
          </table:table-cell>
          <table:table-cell table:formula="of:=[.C40]/([.H40]-[.H39])" office:value-type="float" office:value="972.125639754531" calcext:value-type="float">
            <text:p>972.1256397545</text:p>
          </table:table-cell>
          <table:table-cell table:formula="of:=[.G40]-[.$B40]" office:value-type="float" office:value="40.0675332546234" calcext:value-type="float">
            <text:p>40.067533254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24465.24169" calcext:value-type="float">
            <text:p>1443124465.24169</text:p>
          </table:table-cell>
          <table:table-cell office:value-type="float" office:value="8000" calcext:value-type="float">
            <text:p>8000</text:p>
          </table:table-cell>
          <table:table-cell table:formula="of:=[.B41]-[.$B$2]" office:value-type="float" office:value="3.08776354789734" calcext:value-type="float">
            <text:p>3.0877635479</text:p>
          </table:table-cell>
          <table:table-cell table:formula="of:=[.C41]/([.D41]-[.D40])" office:value-type="float" office:value="104818.94801292" calcext:value-type="float">
            <text:p>104818.94801292</text:p>
          </table:table-cell>
          <table:table-cell/>
          <table:table-cell office:value-type="float" office:value="1443124505.41526" calcext:value-type="float">
            <text:p>1443124505.41526</text:p>
          </table:table-cell>
          <table:table-cell table:formula="of:=[.G41]-[.$B$2]" office:value-type="float" office:value="43.2613310813904" calcext:value-type="float">
            <text:p>43.2613310814</text:p>
          </table:table-cell>
          <table:table-cell table:formula="of:=[.C41]/([.H41]-[.H40])" office:value-type="float" office:value="43870.1458309909" calcext:value-type="float">
            <text:p>43870.1458309909</text:p>
          </table:table-cell>
          <table:table-cell table:formula="of:=[.G41]-[.$B41]" office:value-type="float" office:value="40.173567533493" calcext:value-type="float">
            <text:p>40.173567533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24465.31801" calcext:value-type="float">
            <text:p>1443124465.31801</text:p>
          </table:table-cell>
          <table:table-cell office:value-type="float" office:value="8000" calcext:value-type="float">
            <text:p>8000</text:p>
          </table:table-cell>
          <table:table-cell table:formula="of:=[.B42]-[.$B$2]" office:value-type="float" office:value="3.16408896446228" calcext:value-type="float">
            <text:p>3.1640889645</text:p>
          </table:table-cell>
          <table:table-cell table:formula="of:=[.C42]/([.D42]-[.D41])" office:value-type="float" office:value="104814.364074819" calcext:value-type="float">
            <text:p>104814.364074819</text:p>
          </table:table-cell>
          <table:table-cell/>
          <table:table-cell office:value-type="float" office:value="1443124505.49103" calcext:value-type="float">
            <text:p>1443124505.49103</text:p>
          </table:table-cell>
          <table:table-cell table:formula="of:=[.G42]-[.$B$2]" office:value-type="float" office:value="43.3371067047119" calcext:value-type="float">
            <text:p>43.3371067047</text:p>
          </table:table-cell>
          <table:table-cell table:formula="of:=[.C42]/([.H42]-[.H41])" office:value-type="float" office:value="105574.849131286" calcext:value-type="float">
            <text:p>105574.849131286</text:p>
          </table:table-cell>
          <table:table-cell table:formula="of:=[.G42]-[.$B42]" office:value-type="float" office:value="40.1730177402496" calcext:value-type="float">
            <text:p>40.173017740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24465.39433" calcext:value-type="float">
            <text:p>1443124465.39433</text:p>
          </table:table-cell>
          <table:table-cell office:value-type="float" office:value="8000" calcext:value-type="float">
            <text:p>8000</text:p>
          </table:table-cell>
          <table:table-cell table:formula="of:=[.B43]-[.$B$2]" office:value-type="float" office:value="3.24040937423706" calcext:value-type="float">
            <text:p>3.2404093742</text:p>
          </table:table-cell>
          <table:table-cell table:formula="of:=[.C43]/([.D43]-[.D42])" office:value-type="float" office:value="104821.240132329" calcext:value-type="float">
            <text:p>104821.240132329</text:p>
          </table:table-cell>
          <table:table-cell/>
          <table:table-cell office:value-type="float" office:value="1443124505.56682" calcext:value-type="float">
            <text:p>1443124505.56682</text:p>
          </table:table-cell>
          <table:table-cell table:formula="of:=[.G43]-[.$B$2]" office:value-type="float" office:value="43.4128923416138" calcext:value-type="float">
            <text:p>43.4128923416</text:p>
          </table:table-cell>
          <table:table-cell table:formula="of:=[.C43]/([.H43]-[.H42])" office:value-type="float" office:value="105560.899492871" calcext:value-type="float">
            <text:p>105560.899492871</text:p>
          </table:table-cell>
          <table:table-cell table:formula="of:=[.G43]-[.$B43]" office:value-type="float" office:value="40.1724829673767" calcext:value-type="float">
            <text:p>40.1724829674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24465.47065" calcext:value-type="float">
            <text:p>1443124465.47065</text:p>
          </table:table-cell>
          <table:table-cell office:value-type="float" office:value="8000" calcext:value-type="float">
            <text:p>8000</text:p>
          </table:table-cell>
          <table:table-cell table:formula="of:=[.B44]-[.$B$2]" office:value-type="float" office:value="3.31672930717468" calcext:value-type="float">
            <text:p>3.3167293072</text:p>
          </table:table-cell>
          <table:table-cell table:formula="of:=[.C44]/([.D44]-[.D43])" office:value-type="float" office:value="104821.895042001" calcext:value-type="float">
            <text:p>104821.895042001</text:p>
          </table:table-cell>
          <table:table-cell/>
          <table:table-cell office:value-type="float" office:value="1443124505.6426" calcext:value-type="float">
            <text:p>1443124505.6426</text:p>
          </table:table-cell>
          <table:table-cell table:formula="of:=[.G44]-[.$B$2]" office:value-type="float" office:value="43.4886727333069" calcext:value-type="float">
            <text:p>43.4886727333</text:p>
          </table:table-cell>
          <table:table-cell table:formula="of:=[.C44]/([.H44]-[.H43])" office:value-type="float" office:value="105568.205986547" calcext:value-type="float">
            <text:p>105568.205986547</text:p>
          </table:table-cell>
          <table:table-cell table:formula="of:=[.G44]-[.$B44]" office:value-type="float" office:value="40.1719434261322" calcext:value-type="float">
            <text:p>40.171943426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24465.54697" calcext:value-type="float">
            <text:p>1443124465.54697</text:p>
          </table:table-cell>
          <table:table-cell office:value-type="float" office:value="8000" calcext:value-type="float">
            <text:p>8000</text:p>
          </table:table-cell>
          <table:table-cell table:formula="of:=[.B45]-[.$B$2]" office:value-type="float" office:value="3.3930492401123" calcext:value-type="float">
            <text:p>3.3930492401</text:p>
          </table:table-cell>
          <table:table-cell table:formula="of:=[.C45]/([.D45]-[.D44])" office:value-type="float" office:value="104821.895042001" calcext:value-type="float">
            <text:p>104821.895042001</text:p>
          </table:table-cell>
          <table:table-cell/>
          <table:table-cell office:value-type="float" office:value="1443124505.71833" calcext:value-type="float">
            <text:p>1443124505.71833</text:p>
          </table:table-cell>
          <table:table-cell table:formula="of:=[.G45]-[.$B$2]" office:value-type="float" office:value="43.5644054412842" calcext:value-type="float">
            <text:p>43.5644054413</text:p>
          </table:table-cell>
          <table:table-cell table:formula="of:=[.C45]/([.H45]-[.H44])" office:value-type="float" office:value="105634.675078547" calcext:value-type="float">
            <text:p>105634.675078547</text:p>
          </table:table-cell>
          <table:table-cell table:formula="of:=[.G45]-[.$B45]" office:value-type="float" office:value="40.1713562011719" calcext:value-type="float">
            <text:p>40.171356201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24465.6233" calcext:value-type="float">
            <text:p>1443124465.6233</text:p>
          </table:table-cell>
          <table:table-cell office:value-type="float" office:value="8000" calcext:value-type="float">
            <text:p>8000</text:p>
          </table:table-cell>
          <table:table-cell table:formula="of:=[.B46]-[.$B$2]" office:value-type="float" office:value="3.46937012672424" calcext:value-type="float">
            <text:p>3.4693701267</text:p>
          </table:table-cell>
          <table:table-cell table:formula="of:=[.C46]/([.D46]-[.D45])" office:value-type="float" office:value="104820.58523084" calcext:value-type="float">
            <text:p>104820.58523084</text:p>
          </table:table-cell>
          <table:table-cell/>
          <table:table-cell office:value-type="float" office:value="1443124505.79412" calcext:value-type="float">
            <text:p>1443124505.79412</text:p>
          </table:table-cell>
          <table:table-cell table:formula="of:=[.G46]-[.$B$2]" office:value-type="float" office:value="43.640193939209" calcext:value-type="float">
            <text:p>43.6401939392</text:p>
          </table:table-cell>
          <table:table-cell table:formula="of:=[.C46]/([.H46]-[.H45])" office:value-type="float" office:value="105556.914558953" calcext:value-type="float">
            <text:p>105556.914558953</text:p>
          </table:table-cell>
          <table:table-cell table:formula="of:=[.G46]-[.$B46]" office:value-type="float" office:value="40.1708238124847" calcext:value-type="float">
            <text:p>40.170823812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24465.69961" calcext:value-type="float">
            <text:p>1443124465.69961</text:p>
          </table:table-cell>
          <table:table-cell office:value-type="float" office:value="8000" calcext:value-type="float">
            <text:p>8000</text:p>
          </table:table-cell>
          <table:table-cell table:formula="of:=[.B47]-[.$B$2]" office:value-type="float" office:value="3.54568910598755" calcext:value-type="float">
            <text:p>3.545689106</text:p>
          </table:table-cell>
          <table:table-cell table:formula="of:=[.C47]/([.D47]-[.D46])" office:value-type="float" office:value="104823.204885897" calcext:value-type="float">
            <text:p>104823.204885897</text:p>
          </table:table-cell>
          <table:table-cell/>
          <table:table-cell office:value-type="float" office:value="1443124505.86989" calcext:value-type="float">
            <text:p>1443124505.86989</text:p>
          </table:table-cell>
          <table:table-cell table:formula="of:=[.G47]-[.$B$2]" office:value-type="float" office:value="43.7159695625305" calcext:value-type="float">
            <text:p>43.7159695625</text:p>
          </table:table-cell>
          <table:table-cell table:formula="of:=[.C47]/([.H47]-[.H46])" office:value-type="float" office:value="105574.849131286" calcext:value-type="float">
            <text:p>105574.849131286</text:p>
          </table:table-cell>
          <table:table-cell table:formula="of:=[.G47]-[.$B47]" office:value-type="float" office:value="40.170280456543" calcext:value-type="float">
            <text:p>40.170280456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24465.77596" calcext:value-type="float">
            <text:p>1443124465.77596</text:p>
          </table:table-cell>
          <table:table-cell office:value-type="float" office:value="8000" calcext:value-type="float">
            <text:p>8000</text:p>
          </table:table-cell>
          <table:table-cell table:formula="of:=[.B48]-[.$B$2]" office:value-type="float" office:value="3.62203741073608" calcext:value-type="float">
            <text:p>3.6220374107</text:p>
          </table:table-cell>
          <table:table-cell table:formula="of:=[.C48]/([.D48]-[.D47])" office:value-type="float" office:value="104782.942153715" calcext:value-type="float">
            <text:p>104782.942153715</text:p>
          </table:table-cell>
          <table:table-cell/>
          <table:table-cell office:value-type="float" office:value="1443124505.94568" calcext:value-type="float">
            <text:p>1443124505.94568</text:p>
          </table:table-cell>
          <table:table-cell table:formula="of:=[.G48]-[.$B$2]" office:value-type="float" office:value="43.7917573451996" calcext:value-type="float">
            <text:p>43.7917573452</text:p>
          </table:table-cell>
          <table:table-cell table:formula="of:=[.C48]/([.H48]-[.H47])" office:value-type="float" office:value="105557.910764226" calcext:value-type="float">
            <text:p>105557.910764226</text:p>
          </table:table-cell>
          <table:table-cell table:formula="of:=[.G48]-[.$B48]" office:value-type="float" office:value="40.1697199344635" calcext:value-type="float">
            <text:p>40.169719934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24465.85228" calcext:value-type="float">
            <text:p>1443124465.85228</text:p>
          </table:table-cell>
          <table:table-cell office:value-type="float" office:value="8000" calcext:value-type="float">
            <text:p>8000</text:p>
          </table:table-cell>
          <table:table-cell table:formula="of:=[.B49]-[.$B$2]" office:value-type="float" office:value="3.69835638999939" calcext:value-type="float">
            <text:p>3.69835639</text:p>
          </table:table-cell>
          <table:table-cell table:formula="of:=[.C49]/([.D49]-[.D48])" office:value-type="float" office:value="104823.204885897" calcext:value-type="float">
            <text:p>104823.204885897</text:p>
          </table:table-cell>
          <table:table-cell/>
          <table:table-cell office:value-type="float" office:value="1443124506.02156" calcext:value-type="float">
            <text:p>1443124506.02156</text:p>
          </table:table-cell>
          <table:table-cell table:formula="of:=[.G49]-[.$B$2]" office:value-type="float" office:value="43.8676390647888" calcext:value-type="float">
            <text:p>43.8676390648</text:p>
          </table:table-cell>
          <table:table-cell table:formula="of:=[.C49]/([.H49]-[.H48])" office:value-type="float" office:value="105427.236537416" calcext:value-type="float">
            <text:p>105427.236537416</text:p>
          </table:table-cell>
          <table:table-cell table:formula="of:=[.G49]-[.$B49]" office:value-type="float" office:value="40.1692826747894" calcext:value-type="float">
            <text:p>40.169282674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24465.92861" calcext:value-type="float">
            <text:p>1443124465.92861</text:p>
          </table:table-cell>
          <table:table-cell office:value-type="float" office:value="8000" calcext:value-type="float">
            <text:p>8000</text:p>
          </table:table-cell>
          <table:table-cell table:formula="of:=[.B50]-[.$B$2]" office:value-type="float" office:value="3.77468776702881" calcext:value-type="float">
            <text:p>3.774687767</text:p>
          </table:table-cell>
          <table:table-cell table:formula="of:=[.C50]/([.D50]-[.D49])" office:value-type="float" office:value="104806.179468198" calcext:value-type="float">
            <text:p>104806.179468198</text:p>
          </table:table-cell>
          <table:table-cell/>
          <table:table-cell office:value-type="float" office:value="1443124506.09099" calcext:value-type="float">
            <text:p>1443124506.09099</text:p>
          </table:table-cell>
          <table:table-cell table:formula="of:=[.G50]-[.$B$2]" office:value-type="float" office:value="43.9370596408844" calcext:value-type="float">
            <text:p>43.9370596409</text:p>
          </table:table-cell>
          <table:table-cell table:formula="of:=[.C50]/([.H50]-[.H49])" office:value-type="float" office:value="115239.608340116" calcext:value-type="float">
            <text:p>115239.608340116</text:p>
          </table:table-cell>
          <table:table-cell table:formula="of:=[.G50]-[.$B50]" office:value-type="float" office:value="40.1623718738556" calcext:value-type="float">
            <text:p>40.162371873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24466.0047" calcext:value-type="float">
            <text:p>1443124466.0047</text:p>
          </table:table-cell>
          <table:table-cell office:value-type="float" office:value="8000" calcext:value-type="float">
            <text:p>8000</text:p>
          </table:table-cell>
          <table:table-cell table:formula="of:=[.B51]-[.$B$2]" office:value-type="float" office:value="3.85077404975891" calcext:value-type="float">
            <text:p>3.8507740498</text:p>
          </table:table-cell>
          <table:table-cell table:formula="of:=[.C51]/([.D51]-[.D50])" office:value-type="float" office:value="105143.788248639" calcext:value-type="float">
            <text:p>105143.788248639</text:p>
          </table:table-cell>
          <table:table-cell/>
          <table:table-cell office:value-type="float" office:value="1443124506.16044" calcext:value-type="float">
            <text:p>1443124506.16044</text:p>
          </table:table-cell>
          <table:table-cell table:formula="of:=[.G51]-[.$B$2]" office:value-type="float" office:value="44.0065181255341" calcext:value-type="float">
            <text:p>44.0065181255</text:p>
          </table:table-cell>
          <table:table-cell table:formula="of:=[.C51]/([.H51]-[.H50])" office:value-type="float" office:value="115176.713692376" calcext:value-type="float">
            <text:p>115176.713692376</text:p>
          </table:table-cell>
          <table:table-cell table:formula="of:=[.G51]-[.$B51]" office:value-type="float" office:value="40.1557440757752" calcext:value-type="float">
            <text:p>40.155744075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24466.07755" calcext:value-type="float">
            <text:p>1443124466.07755</text:p>
          </table:table-cell>
          <table:table-cell office:value-type="float" office:value="8000" calcext:value-type="float">
            <text:p>8000</text:p>
          </table:table-cell>
          <table:table-cell table:formula="of:=[.B52]-[.$B$2]" office:value-type="float" office:value="3.92362213134766" calcext:value-type="float">
            <text:p>3.9236221313</text:p>
          </table:table-cell>
          <table:table-cell table:formula="of:=[.C52]/([.D52]-[.D51])" office:value-type="float" office:value="109817.579619502" calcext:value-type="float">
            <text:p>109817.579619502</text:p>
          </table:table-cell>
          <table:table-cell/>
          <table:table-cell office:value-type="float" office:value="1443124506.22991" calcext:value-type="float">
            <text:p>1443124506.22991</text:p>
          </table:table-cell>
          <table:table-cell table:formula="of:=[.G52]-[.$B$2]" office:value-type="float" office:value="44.0759871006012" calcext:value-type="float">
            <text:p>44.0759871006</text:p>
          </table:table-cell>
          <table:table-cell table:formula="of:=[.C52]/([.H52]-[.H51])" office:value-type="float" office:value="115159.321010111" calcext:value-type="float">
            <text:p>115159.321010111</text:p>
          </table:table-cell>
          <table:table-cell table:formula="of:=[.G52]-[.$B52]" office:value-type="float" office:value="40.1523649692535" calcext:value-type="float">
            <text:p>40.152364969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24466.15037" calcext:value-type="float">
            <text:p>1443124466.15037</text:p>
          </table:table-cell>
          <table:table-cell office:value-type="float" office:value="8000" calcext:value-type="float">
            <text:p>8000</text:p>
          </table:table-cell>
          <table:table-cell table:formula="of:=[.B53]-[.$B$2]" office:value-type="float" office:value="3.99644947052002" calcext:value-type="float">
            <text:p>3.9964494705</text:p>
          </table:table-cell>
          <table:table-cell table:formula="of:=[.C53]/([.D53]-[.D52])" office:value-type="float" office:value="109848.857460879" calcext:value-type="float">
            <text:p>109848.857460879</text:p>
          </table:table-cell>
          <table:table-cell/>
          <table:table-cell office:value-type="float" office:value="1443124506.29938" calcext:value-type="float">
            <text:p>1443124506.29938</text:p>
          </table:table-cell>
          <table:table-cell table:formula="of:=[.G53]-[.$B$2]" office:value-type="float" office:value="44.1454548835754" calcext:value-type="float">
            <text:p>44.1454548836</text:p>
          </table:table-cell>
          <table:table-cell table:formula="of:=[.C53]/([.H53]-[.H52])" office:value-type="float" office:value="115161.297186729" calcext:value-type="float">
            <text:p>115161.297186729</text:p>
          </table:table-cell>
          <table:table-cell table:formula="of:=[.G53]-[.$B53]" office:value-type="float" office:value="40.1490054130554" calcext:value-type="float">
            <text:p>40.149005413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24466.22321" calcext:value-type="float">
            <text:p>1443124466.22321</text:p>
          </table:table-cell>
          <table:table-cell office:value-type="float" office:value="8000" calcext:value-type="float">
            <text:p>8000</text:p>
          </table:table-cell>
          <table:table-cell table:formula="of:=[.B54]-[.$B$2]" office:value-type="float" office:value="4.06928062438965" calcext:value-type="float">
            <text:p>4.0692806244</text:p>
          </table:table-cell>
          <table:table-cell table:formula="of:=[.C54]/([.D54]-[.D53])" office:value-type="float" office:value="109843.103877228" calcext:value-type="float">
            <text:p>109843.103877228</text:p>
          </table:table-cell>
          <table:table-cell/>
          <table:table-cell office:value-type="float" office:value="1443124506.36885" calcext:value-type="float">
            <text:p>1443124506.36885</text:p>
          </table:table-cell>
          <table:table-cell table:formula="of:=[.G54]-[.$B$2]" office:value-type="float" office:value="44.2149202823639" calcext:value-type="float">
            <text:p>44.2149202824</text:p>
          </table:table-cell>
          <table:table-cell table:formula="of:=[.C54]/([.H54]-[.H53])" office:value-type="float" office:value="115165.249743444" calcext:value-type="float">
            <text:p>115165.249743444</text:p>
          </table:table-cell>
          <table:table-cell table:formula="of:=[.G54]-[.$B54]" office:value-type="float" office:value="40.1456396579742" calcext:value-type="float">
            <text:p>40.14563965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24466.29604" calcext:value-type="float">
            <text:p>1443124466.29604</text:p>
          </table:table-cell>
          <table:table-cell office:value-type="float" office:value="8000" calcext:value-type="float">
            <text:p>8000</text:p>
          </table:table-cell>
          <table:table-cell table:formula="of:=[.B55]-[.$B$2]" office:value-type="float" office:value="4.14210963249207" calcext:value-type="float">
            <text:p>4.1421096325</text:p>
          </table:table-cell>
          <table:table-cell table:formula="of:=[.C55]/([.D55]-[.D54])" office:value-type="float" office:value="109846.340193867" calcext:value-type="float">
            <text:p>109846.340193867</text:p>
          </table:table-cell>
          <table:table-cell/>
          <table:table-cell office:value-type="float" office:value="1443124506.43832" calcext:value-type="float">
            <text:p>1443124506.43832</text:p>
          </table:table-cell>
          <table:table-cell table:formula="of:=[.G55]-[.$B$2]" office:value-type="float" office:value="44.2843904495239" calcext:value-type="float">
            <text:p>44.2843904495</text:p>
          </table:table-cell>
          <table:table-cell table:formula="of:=[.C55]/([.H55]-[.H54])" office:value-type="float" office:value="115157.344901314" calcext:value-type="float">
            <text:p>115157.344901314</text:p>
          </table:table-cell>
          <table:table-cell table:formula="of:=[.G55]-[.$B55]" office:value-type="float" office:value="40.1422808170319" calcext:value-type="float">
            <text:p>40.14228081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24466.36886" calcext:value-type="float">
            <text:p>1443124466.36886</text:p>
          </table:table-cell>
          <table:table-cell office:value-type="float" office:value="8000" calcext:value-type="float">
            <text:p>8000</text:p>
          </table:table-cell>
          <table:table-cell table:formula="of:=[.B56]-[.$B$2]" office:value-type="float" office:value="4.2149384021759" calcext:value-type="float">
            <text:p>4.2149384022</text:p>
          </table:table-cell>
          <table:table-cell table:formula="of:=[.C56]/([.D56]-[.D55])" office:value-type="float" office:value="109846.699796377" calcext:value-type="float">
            <text:p>109846.699796377</text:p>
          </table:table-cell>
          <table:table-cell/>
          <table:table-cell office:value-type="float" office:value="1443124506.5078" calcext:value-type="float">
            <text:p>1443124506.5078</text:p>
          </table:table-cell>
          <table:table-cell table:formula="of:=[.G56]-[.$B$2]" office:value-type="float" office:value="44.3538739681244" calcext:value-type="float">
            <text:p>44.3538739681</text:p>
          </table:table-cell>
          <table:table-cell table:formula="of:=[.C56]/([.H56]-[.H55])" office:value-type="float" office:value="115135.217115309" calcext:value-type="float">
            <text:p>115135.217115309</text:p>
          </table:table-cell>
          <table:table-cell table:formula="of:=[.G56]-[.$B56]" office:value-type="float" office:value="40.1389355659485" calcext:value-type="float">
            <text:p>40.1389355659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24466.44169" calcext:value-type="float">
            <text:p>1443124466.44169</text:p>
          </table:table-cell>
          <table:table-cell office:value-type="float" office:value="8000" calcext:value-type="float">
            <text:p>8000</text:p>
          </table:table-cell>
          <table:table-cell table:formula="of:=[.B57]-[.$B$2]" office:value-type="float" office:value="4.28776812553406" calcext:value-type="float">
            <text:p>4.2877681255</text:p>
          </table:table-cell>
          <table:table-cell table:formula="of:=[.C57]/([.D57]-[.D56])" office:value-type="float" office:value="109845.261400465" calcext:value-type="float">
            <text:p>109845.261400465</text:p>
          </table:table-cell>
          <table:table-cell/>
          <table:table-cell office:value-type="float" office:value="1443124506.57725" calcext:value-type="float">
            <text:p>1443124506.57725</text:p>
          </table:table-cell>
          <table:table-cell table:formula="of:=[.G57]-[.$B$2]" office:value-type="float" office:value="44.4233248233795" calcext:value-type="float">
            <text:p>44.4233248234</text:p>
          </table:table-cell>
          <table:table-cell table:formula="of:=[.C57]/([.H57]-[.H56])" office:value-type="float" office:value="115189.36621604" calcext:value-type="float">
            <text:p>115189.36621604</text:p>
          </table:table-cell>
          <table:table-cell table:formula="of:=[.G57]-[.$B57]" office:value-type="float" office:value="40.1355566978455" calcext:value-type="float">
            <text:p>40.135556697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24466.51457" calcext:value-type="float">
            <text:p>1443124466.51457</text:p>
          </table:table-cell>
          <table:table-cell office:value-type="float" office:value="8000" calcext:value-type="float">
            <text:p>8000</text:p>
          </table:table-cell>
          <table:table-cell table:formula="of:=[.B58]-[.$B$2]" office:value-type="float" office:value="4.36064529418945" calcext:value-type="float">
            <text:p>4.3606452942</text:p>
          </table:table-cell>
          <table:table-cell table:formula="of:=[.C58]/([.D58]-[.D57])" office:value-type="float" office:value="109773.748728199" calcext:value-type="float">
            <text:p>109773.748728199</text:p>
          </table:table-cell>
          <table:table-cell/>
          <table:table-cell office:value-type="float" office:value="1443124506.64671" calcext:value-type="float">
            <text:p>1443124506.64671</text:p>
          </table:table-cell>
          <table:table-cell table:formula="of:=[.G58]-[.$B$2]" office:value-type="float" office:value="44.4927864074707" calcext:value-type="float">
            <text:p>44.4927864075</text:p>
          </table:table-cell>
          <table:table-cell table:formula="of:=[.C58]/([.H58]-[.H57])" office:value-type="float" office:value="115171.574398561" calcext:value-type="float">
            <text:p>115171.574398561</text:p>
          </table:table-cell>
          <table:table-cell table:formula="of:=[.G58]-[.$B58]" office:value-type="float" office:value="40.1321411132813" calcext:value-type="float">
            <text:p>40.132141113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24466.58743" calcext:value-type="float">
            <text:p>1443124466.58743</text:p>
          </table:table-cell>
          <table:table-cell office:value-type="float" office:value="8000" calcext:value-type="float">
            <text:p>8000</text:p>
          </table:table-cell>
          <table:table-cell table:formula="of:=[.B59]-[.$B$2]" office:value-type="float" office:value="4.43350148200989" calcext:value-type="float">
            <text:p>4.433501482</text:p>
          </table:table-cell>
          <table:table-cell table:formula="of:=[.C59]/([.D59]-[.D58])" office:value-type="float" office:value="109805.360935398" calcext:value-type="float">
            <text:p>109805.360935398</text:p>
          </table:table-cell>
          <table:table-cell/>
          <table:table-cell office:value-type="float" office:value="1443124506.71616" calcext:value-type="float">
            <text:p>1443124506.71616</text:p>
          </table:table-cell>
          <table:table-cell table:formula="of:=[.G59]-[.$B$2]" office:value-type="float" office:value="44.5622320175171" calcext:value-type="float">
            <text:p>44.5622320175</text:p>
          </table:table-cell>
          <table:table-cell table:formula="of:=[.C59]/([.H59]-[.H58])" office:value-type="float" office:value="115198.066438704" calcext:value-type="float">
            <text:p>115198.066438704</text:p>
          </table:table-cell>
          <table:table-cell table:formula="of:=[.G59]-[.$B59]" office:value-type="float" office:value="40.1287305355072" calcext:value-type="float">
            <text:p>40.128730535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24466.66028" calcext:value-type="float">
            <text:p>1443124466.66028</text:p>
          </table:table-cell>
          <table:table-cell office:value-type="float" office:value="8000" calcext:value-type="float">
            <text:p>8000</text:p>
          </table:table-cell>
          <table:table-cell table:formula="of:=[.B60]-[.$B$2]" office:value-type="float" office:value="4.50635719299316" calcext:value-type="float">
            <text:p>4.506357193</text:p>
          </table:table-cell>
          <table:table-cell table:formula="of:=[.C60]/([.D60]-[.D59])" office:value-type="float" office:value="109806.079606256" calcext:value-type="float">
            <text:p>109806.079606256</text:p>
          </table:table-cell>
          <table:table-cell/>
          <table:table-cell office:value-type="float" office:value="1443124506.78562" calcext:value-type="float">
            <text:p>1443124506.78562</text:p>
          </table:table-cell>
          <table:table-cell table:formula="of:=[.G60]-[.$B$2]" office:value-type="float" office:value="44.6316974163055" calcext:value-type="float">
            <text:p>44.6316974163</text:p>
          </table:table-cell>
          <table:table-cell table:formula="of:=[.C60]/([.H60]-[.H59])" office:value-type="float" office:value="115165.249743444" calcext:value-type="float">
            <text:p>115165.249743444</text:p>
          </table:table-cell>
          <table:table-cell table:formula="of:=[.G60]-[.$B60]" office:value-type="float" office:value="40.1253402233124" calcext:value-type="float">
            <text:p>40.125340223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24466.73315" calcext:value-type="float">
            <text:p>1443124466.73315</text:p>
          </table:table-cell>
          <table:table-cell office:value-type="float" office:value="8000" calcext:value-type="float">
            <text:p>8000</text:p>
          </table:table-cell>
          <table:table-cell table:formula="of:=[.B61]-[.$B$2]" office:value-type="float" office:value="4.57922101020813" calcext:value-type="float">
            <text:p>4.5792210102</text:p>
          </table:table-cell>
          <table:table-cell table:formula="of:=[.C61]/([.D61]-[.D60])" office:value-type="float" office:value="109793.863480938" calcext:value-type="float">
            <text:p>109793.863480938</text:p>
          </table:table-cell>
          <table:table-cell/>
          <table:table-cell office:value-type="float" office:value="1443124506.85505" calcext:value-type="float">
            <text:p>1443124506.85505</text:p>
          </table:table-cell>
          <table:table-cell table:formula="of:=[.G61]-[.$B$2]" office:value-type="float" office:value="44.7011258602142" calcext:value-type="float">
            <text:p>44.7011258602</text:p>
          </table:table-cell>
          <table:table-cell table:formula="of:=[.C61]/([.H61]-[.H60])" office:value-type="float" office:value="115226.549085864" calcext:value-type="float">
            <text:p>115226.549085864</text:p>
          </table:table-cell>
          <table:table-cell table:formula="of:=[.G61]-[.$B61]" office:value-type="float" office:value="40.1219048500061" calcext:value-type="float">
            <text:p>40.1219048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24466.80601" calcext:value-type="float">
            <text:p>1443124466.80601</text:p>
          </table:table-cell>
          <table:table-cell office:value-type="float" office:value="8000" calcext:value-type="float">
            <text:p>8000</text:p>
          </table:table-cell>
          <table:table-cell table:formula="of:=[.B62]-[.$B$2]" office:value-type="float" office:value="4.65208625793457" calcext:value-type="float">
            <text:p>4.6520862579</text:p>
          </table:table-cell>
          <table:table-cell table:formula="of:=[.C62]/([.D62]-[.D61])" office:value-type="float" office:value="109791.707976271" calcext:value-type="float">
            <text:p>109791.707976271</text:p>
          </table:table-cell>
          <table:table-cell/>
          <table:table-cell office:value-type="float" office:value="1443124506.92455" calcext:value-type="float">
            <text:p>1443124506.92455</text:p>
          </table:table-cell>
          <table:table-cell table:formula="of:=[.G62]-[.$B$2]" office:value-type="float" office:value="44.7706291675568" calcext:value-type="float">
            <text:p>44.7706291676</text:p>
          </table:table-cell>
          <table:table-cell table:formula="of:=[.C62]/([.H62]-[.H61])" office:value-type="float" office:value="115102.436213201" calcext:value-type="float">
            <text:p>115102.436213201</text:p>
          </table:table-cell>
          <table:table-cell table:formula="of:=[.G62]-[.$B62]" office:value-type="float" office:value="40.1185429096222" calcext:value-type="float">
            <text:p>40.118542909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24466.87888" calcext:value-type="float">
            <text:p>1443124466.87888</text:p>
          </table:table-cell>
          <table:table-cell office:value-type="float" office:value="8000" calcext:value-type="float">
            <text:p>8000</text:p>
          </table:table-cell>
          <table:table-cell table:formula="of:=[.B63]-[.$B$2]" office:value-type="float" office:value="4.72495007514954" calcext:value-type="float">
            <text:p>4.7249500751</text:p>
          </table:table-cell>
          <table:table-cell table:formula="of:=[.C63]/([.D63]-[.D62])" office:value-type="float" office:value="109793.863480938" calcext:value-type="float">
            <text:p>109793.863480938</text:p>
          </table:table-cell>
          <table:table-cell/>
          <table:table-cell office:value-type="float" office:value="1443124506.99398" calcext:value-type="float">
            <text:p>1443124506.99398</text:p>
          </table:table-cell>
          <table:table-cell table:formula="of:=[.G63]-[.$B$2]" office:value-type="float" office:value="44.8400528430939" calcext:value-type="float">
            <text:p>44.8400528431</text:p>
          </table:table-cell>
          <table:table-cell table:formula="of:=[.C63]/([.H63]-[.H62])" office:value-type="float" office:value="115234.463432057" calcext:value-type="float">
            <text:p>115234.463432057</text:p>
          </table:table-cell>
          <table:table-cell table:formula="of:=[.G63]-[.$B63]" office:value-type="float" office:value="40.1151027679443" calcext:value-type="float">
            <text:p>40.115102767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24466.95174" calcext:value-type="float">
            <text:p>1443124466.95174</text:p>
          </table:table-cell>
          <table:table-cell office:value-type="float" office:value="8000" calcext:value-type="float">
            <text:p>8000</text:p>
          </table:table-cell>
          <table:table-cell table:formula="of:=[.B64]-[.$B$2]" office:value-type="float" office:value="4.79781365394592" calcext:value-type="float">
            <text:p>4.7978136539</text:p>
          </table:table-cell>
          <table:table-cell table:formula="of:=[.C64]/([.D64]-[.D63])" office:value-type="float" office:value="109794.222739945" calcext:value-type="float">
            <text:p>109794.222739945</text:p>
          </table:table-cell>
          <table:table-cell/>
          <table:table-cell office:value-type="float" office:value="1443124510.02447" calcext:value-type="float">
            <text:p>1443124510.02447</text:p>
          </table:table-cell>
          <table:table-cell table:formula="of:=[.G64]-[.$B$2]" office:value-type="float" office:value="47.8705406188965" calcext:value-type="float">
            <text:p>47.8705406189</text:p>
          </table:table-cell>
          <table:table-cell table:formula="of:=[.C64]/([.H64]-[.H63])" office:value-type="float" office:value="2639.83905953266" calcext:value-type="float">
            <text:p>2639.8390595327</text:p>
          </table:table-cell>
          <table:table-cell table:formula="of:=[.G64]-[.$B64]" office:value-type="float" office:value="43.0727269649506" calcext:value-type="float">
            <text:p>43.072726965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24480.0338" calcext:value-type="float">
            <text:p>1443124480.0338</text:p>
          </table:table-cell>
          <table:table-cell office:value-type="float" office:value="8000" calcext:value-type="float">
            <text:p>8000</text:p>
          </table:table-cell>
          <table:table-cell table:formula="of:=[.B65]-[.$B$2]" office:value-type="float" office:value="17.8798735141754" calcext:value-type="float">
            <text:p>17.8798735142</text:p>
          </table:table-cell>
          <table:table-cell table:formula="of:=[.C65]/([.D65]-[.D64])" office:value-type="float" office:value="611.524491209572" calcext:value-type="float">
            <text:p>611.5244912096</text:p>
          </table:table-cell>
          <table:table-cell/>
          <table:table-cell office:value-type="float" office:value="1443124515.29294" calcext:value-type="float">
            <text:p>1443124515.29294</text:p>
          </table:table-cell>
          <table:table-cell table:formula="of:=[.G65]-[.$B$2]" office:value-type="float" office:value="53.1390120983124" calcext:value-type="float">
            <text:p>53.1390120983</text:p>
          </table:table-cell>
          <table:table-cell table:formula="of:=[.C65]/([.H65]-[.H64])" office:value-type="float" office:value="1518.4669844482" calcext:value-type="float">
            <text:p>1518.4669844482</text:p>
          </table:table-cell>
          <table:table-cell table:formula="of:=[.G65]-[.$B65]" office:value-type="float" office:value="35.259138584137" calcext:value-type="float">
            <text:p>35.259138584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24480.13395" calcext:value-type="float">
            <text:p>1443124480.13395</text:p>
          </table:table-cell>
          <table:table-cell office:value-type="float" office:value="8000" calcext:value-type="float">
            <text:p>8000</text:p>
          </table:table-cell>
          <table:table-cell table:formula="of:=[.B66]-[.$B$2]" office:value-type="float" office:value="17.9800262451172" calcext:value-type="float">
            <text:p>17.9800262451</text:p>
          </table:table-cell>
          <table:table-cell table:formula="of:=[.C66]/([.D66]-[.D65])" office:value-type="float" office:value="79878.0015759241" calcext:value-type="float">
            <text:p>79878.0015759241</text:p>
          </table:table-cell>
          <table:table-cell/>
          <table:table-cell office:value-type="float" office:value="1443124515.47531" calcext:value-type="float">
            <text:p>1443124515.47531</text:p>
          </table:table-cell>
          <table:table-cell table:formula="of:=[.G66]-[.$B$2]" office:value-type="float" office:value="53.3213822841644" calcext:value-type="float">
            <text:p>53.3213822842</text:p>
          </table:table-cell>
          <table:table-cell table:formula="of:=[.C66]/([.H66]-[.H65])" office:value-type="float" office:value="43866.8193631719" calcext:value-type="float">
            <text:p>43866.8193631719</text:p>
          </table:table-cell>
          <table:table-cell table:formula="of:=[.G66]-[.$B66]" office:value-type="float" office:value="35.3413560390472" calcext:value-type="float">
            <text:p>35.341356039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24480.23408" calcext:value-type="float">
            <text:p>1443124480.23408</text:p>
          </table:table-cell>
          <table:table-cell office:value-type="float" office:value="8000" calcext:value-type="float">
            <text:p>8000</text:p>
          </table:table-cell>
          <table:table-cell table:formula="of:=[.B67]-[.$B$2]" office:value-type="float" office:value="18.0801515579224" calcext:value-type="float">
            <text:p>18.0801515579</text:p>
          </table:table-cell>
          <table:table-cell table:formula="of:=[.C67]/([.D67]-[.D66])" office:value-type="float" office:value="79899.8752250236" calcext:value-type="float">
            <text:p>79899.8752250236</text:p>
          </table:table-cell>
          <table:table-cell/>
          <table:table-cell office:value-type="float" office:value="1443124515.55109" calcext:value-type="float">
            <text:p>1443124515.55109</text:p>
          </table:table-cell>
          <table:table-cell table:formula="of:=[.G67]-[.$B$2]" office:value-type="float" office:value="53.3971633911133" calcext:value-type="float">
            <text:p>53.3971633911</text:p>
          </table:table-cell>
          <table:table-cell table:formula="of:=[.C67]/([.H67]-[.H66])" office:value-type="float" office:value="105567.209586942" calcext:value-type="float">
            <text:p>105567.209586942</text:p>
          </table:table-cell>
          <table:table-cell table:formula="of:=[.G67]-[.$B67]" office:value-type="float" office:value="35.3170118331909" calcext:value-type="float">
            <text:p>35.3170118332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24480.33422" calcext:value-type="float">
            <text:p>1443124480.33422</text:p>
          </table:table-cell>
          <table:table-cell office:value-type="float" office:value="8000" calcext:value-type="float">
            <text:p>8000</text:p>
          </table:table-cell>
          <table:table-cell table:formula="of:=[.B68]-[.$B$2]" office:value-type="float" office:value="18.1802933216095" calcext:value-type="float">
            <text:p>18.1802933216</text:p>
          </table:table-cell>
          <table:table-cell table:formula="of:=[.C68]/([.D68]-[.D67])" office:value-type="float" office:value="79886.7495982382" calcext:value-type="float">
            <text:p>79886.7495982382</text:p>
          </table:table-cell>
          <table:table-cell/>
          <table:table-cell office:value-type="float" office:value="1443124515.62679" calcext:value-type="float">
            <text:p>1443124515.62679</text:p>
          </table:table-cell>
          <table:table-cell table:formula="of:=[.G68]-[.$B$2]" office:value-type="float" office:value="53.4728608131409" calcext:value-type="float">
            <text:p>53.4728608131</text:p>
          </table:table-cell>
          <table:table-cell table:formula="of:=[.C68]/([.H68]-[.H67])" office:value-type="float" office:value="105683.916119157" calcext:value-type="float">
            <text:p>105683.916119157</text:p>
          </table:table-cell>
          <table:table-cell table:formula="of:=[.G68]-[.$B68]" office:value-type="float" office:value="35.2925674915314" calcext:value-type="float">
            <text:p>35.2925674915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24480.43435" calcext:value-type="float">
            <text:p>1443124480.43435</text:p>
          </table:table-cell>
          <table:table-cell office:value-type="float" office:value="8000" calcext:value-type="float">
            <text:p>8000</text:p>
          </table:table-cell>
          <table:table-cell table:formula="of:=[.B69]-[.$B$2]" office:value-type="float" office:value="18.2804245948792" calcext:value-type="float">
            <text:p>18.2804245949</text:p>
          </table:table-cell>
          <table:table-cell table:formula="of:=[.C69]/([.D69]-[.D68])" office:value-type="float" office:value="79895.1190649101" calcext:value-type="float">
            <text:p>79895.1190649101</text:p>
          </table:table-cell>
          <table:table-cell/>
          <table:table-cell office:value-type="float" office:value="1443124515.70267" calcext:value-type="float">
            <text:p>1443124515.70267</text:p>
          </table:table-cell>
          <table:table-cell table:formula="of:=[.G69]-[.$B$2]" office:value-type="float" office:value="53.5487465858459" calcext:value-type="float">
            <text:p>53.5487465858</text:p>
          </table:table-cell>
          <table:table-cell table:formula="of:=[.C69]/([.H69]-[.H68])" office:value-type="float" office:value="105421.605589906" calcext:value-type="float">
            <text:p>105421.605589906</text:p>
          </table:table-cell>
          <table:table-cell table:formula="of:=[.G69]-[.$B69]" office:value-type="float" office:value="35.2683219909668" calcext:value-type="float">
            <text:p>35.26832199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24480.53448" calcext:value-type="float">
            <text:p>1443124480.53448</text:p>
          </table:table-cell>
          <table:table-cell office:value-type="float" office:value="8000" calcext:value-type="float">
            <text:p>8000</text:p>
          </table:table-cell>
          <table:table-cell table:formula="of:=[.B70]-[.$B$2]" office:value-type="float" office:value="18.3805496692657" calcext:value-type="float">
            <text:p>18.3805496693</text:p>
          </table:table-cell>
          <table:table-cell table:formula="of:=[.C70]/([.D70]-[.D69])" office:value-type="float" office:value="79900.0654832065" calcext:value-type="float">
            <text:p>79900.0654832065</text:p>
          </table:table-cell>
          <table:table-cell/>
          <table:table-cell office:value-type="float" office:value="1443124515.77846" calcext:value-type="float">
            <text:p>1443124515.77846</text:p>
          </table:table-cell>
          <table:table-cell table:formula="of:=[.G70]-[.$B$2]" office:value-type="float" office:value="53.624529838562" calcext:value-type="float">
            <text:p>53.6245298386</text:p>
          </table:table-cell>
          <table:table-cell table:formula="of:=[.C70]/([.H70]-[.H69])" office:value-type="float" office:value="105564.220500978" calcext:value-type="float">
            <text:p>105564.220500978</text:p>
          </table:table-cell>
          <table:table-cell table:formula="of:=[.G70]-[.$B70]" office:value-type="float" office:value="35.2439801692963" calcext:value-type="float">
            <text:p>35.243980169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24480.6346" calcext:value-type="float">
            <text:p>1443124480.6346</text:p>
          </table:table-cell>
          <table:table-cell office:value-type="float" office:value="8000" calcext:value-type="float">
            <text:p>8000</text:p>
          </table:table-cell>
          <table:table-cell table:formula="of:=[.B71]-[.$B$2]" office:value-type="float" office:value="18.4806756973267" calcext:value-type="float">
            <text:p>18.4806756973</text:p>
          </table:table-cell>
          <table:table-cell table:formula="of:=[.C71]/([.D71]-[.D70])" office:value-type="float" office:value="79899.3044559112" calcext:value-type="float">
            <text:p>79899.3044559112</text:p>
          </table:table-cell>
          <table:table-cell/>
          <table:table-cell office:value-type="float" office:value="1443124515.85424" calcext:value-type="float">
            <text:p>1443124515.85424</text:p>
          </table:table-cell>
          <table:table-cell table:formula="of:=[.G71]-[.$B$2]" office:value-type="float" office:value="53.7003102302551" calcext:value-type="float">
            <text:p>53.7003102303</text:p>
          </table:table-cell>
          <table:table-cell table:formula="of:=[.C71]/([.H71]-[.H70])" office:value-type="float" office:value="105568.205986547" calcext:value-type="float">
            <text:p>105568.205986547</text:p>
          </table:table-cell>
          <table:table-cell table:formula="of:=[.G71]-[.$B71]" office:value-type="float" office:value="35.2196345329285" calcext:value-type="float">
            <text:p>35.219634532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24480.73477" calcext:value-type="float">
            <text:p>1443124480.73477</text:p>
          </table:table-cell>
          <table:table-cell office:value-type="float" office:value="8000" calcext:value-type="float">
            <text:p>8000</text:p>
          </table:table-cell>
          <table:table-cell table:formula="of:=[.B72]-[.$B$2]" office:value-type="float" office:value="18.580840587616" calcext:value-type="float">
            <text:p>18.5808405876</text:p>
          </table:table-cell>
          <table:table-cell table:formula="of:=[.C72]/([.D72]-[.D71])" office:value-type="float" office:value="79868.3049209515" calcext:value-type="float">
            <text:p>79868.3049209515</text:p>
          </table:table-cell>
          <table:table-cell/>
          <table:table-cell office:value-type="float" office:value="1443124515.92998" calcext:value-type="float">
            <text:p>1443124515.92998</text:p>
          </table:table-cell>
          <table:table-cell table:formula="of:=[.G72]-[.$B$2]" office:value-type="float" office:value="53.7760565280914" calcext:value-type="float">
            <text:p>53.7760565281</text:p>
          </table:table-cell>
          <table:table-cell table:formula="of:=[.C72]/([.H72]-[.H71])" office:value-type="float" office:value="105615.722860659" calcext:value-type="float">
            <text:p>105615.722860659</text:p>
          </table:table-cell>
          <table:table-cell table:formula="of:=[.G72]-[.$B72]" office:value-type="float" office:value="35.1952159404755" calcext:value-type="float">
            <text:p>35.195215940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24480.83492" calcext:value-type="float">
            <text:p>1443124480.83492</text:p>
          </table:table-cell>
          <table:table-cell office:value-type="float" office:value="8000" calcext:value-type="float">
            <text:p>8000</text:p>
          </table:table-cell>
          <table:table-cell table:formula="of:=[.B73]-[.$B$2]" office:value-type="float" office:value="18.6809940338135" calcext:value-type="float">
            <text:p>18.6809940338</text:p>
          </table:table-cell>
          <table:table-cell table:formula="of:=[.C73]/([.D73]-[.D72])" office:value-type="float" office:value="79877.431119279" calcext:value-type="float">
            <text:p>79877.431119279</text:p>
          </table:table-cell>
          <table:table-cell/>
          <table:table-cell office:value-type="float" office:value="1443124516.00579" calcext:value-type="float">
            <text:p>1443124516.00579</text:p>
          </table:table-cell>
          <table:table-cell table:formula="of:=[.G73]-[.$B$2]" office:value-type="float" office:value="53.8518662452698" calcext:value-type="float">
            <text:p>53.8518662453</text:p>
          </table:table-cell>
          <table:table-cell table:formula="of:=[.C73]/([.H73]-[.H72])" office:value-type="float" office:value="105527.36902025" calcext:value-type="float">
            <text:p>105527.36902025</text:p>
          </table:table-cell>
          <table:table-cell table:formula="of:=[.G73]-[.$B73]" office:value-type="float" office:value="35.1708722114563" calcext:value-type="float">
            <text:p>35.170872211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24480.93506" calcext:value-type="float">
            <text:p>1443124480.93506</text:p>
          </table:table-cell>
          <table:table-cell office:value-type="float" office:value="8000" calcext:value-type="float">
            <text:p>8000</text:p>
          </table:table-cell>
          <table:table-cell table:formula="of:=[.B74]-[.$B$2]" office:value-type="float" office:value="18.7811379432678" calcext:value-type="float">
            <text:p>18.7811379433</text:p>
          </table:table-cell>
          <table:table-cell table:formula="of:=[.C74]/([.D74]-[.D73])" office:value-type="float" office:value="79885.0378778861" calcext:value-type="float">
            <text:p>79885.0378778861</text:p>
          </table:table-cell>
          <table:table-cell/>
          <table:table-cell office:value-type="float" office:value="1443124516.07525" calcext:value-type="float">
            <text:p>1443124516.07525</text:p>
          </table:table-cell>
          <table:table-cell table:formula="of:=[.G74]-[.$B$2]" office:value-type="float" office:value="53.9213256835938" calcext:value-type="float">
            <text:p>53.9213256836</text:p>
          </table:table-cell>
          <table:table-cell table:formula="of:=[.C74]/([.H74]-[.H73])" office:value-type="float" office:value="115175.132322352" calcext:value-type="float">
            <text:p>115175.132322352</text:p>
          </table:table-cell>
          <table:table-cell table:formula="of:=[.G74]-[.$B74]" office:value-type="float" office:value="35.1401877403259" calcext:value-type="float">
            <text:p>35.140187740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24481.03313" calcext:value-type="float">
            <text:p>1443124481.03313</text:p>
          </table:table-cell>
          <table:table-cell office:value-type="float" office:value="8000" calcext:value-type="float">
            <text:p>8000</text:p>
          </table:table-cell>
          <table:table-cell table:formula="of:=[.B75]-[.$B$2]" office:value-type="float" office:value="18.8792057037354" calcext:value-type="float">
            <text:p>18.8792057037</text:p>
          </table:table-cell>
          <table:table-cell table:formula="of:=[.C75]/([.D75]-[.D74])" office:value-type="float" office:value="81576.2485230693" calcext:value-type="float">
            <text:p>81576.2485230693</text:p>
          </table:table-cell>
          <table:table-cell/>
          <table:table-cell office:value-type="float" office:value="1443124516.14472" calcext:value-type="float">
            <text:p>1443124516.14472</text:p>
          </table:table-cell>
          <table:table-cell table:formula="of:=[.G75]-[.$B$2]" office:value-type="float" office:value="53.9907898902893" calcext:value-type="float">
            <text:p>53.9907898903</text:p>
          </table:table-cell>
          <table:table-cell table:formula="of:=[.C75]/([.H75]-[.H74])" office:value-type="float" office:value="115167.226123547" calcext:value-type="float">
            <text:p>115167.226123547</text:p>
          </table:table-cell>
          <table:table-cell table:formula="of:=[.G75]-[.$B75]" office:value-type="float" office:value="35.111584186554" calcext:value-type="float">
            <text:p>35.111584186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24481.12738" calcext:value-type="float">
            <text:p>1443124481.12738</text:p>
          </table:table-cell>
          <table:table-cell office:value-type="float" office:value="8000" calcext:value-type="float">
            <text:p>8000</text:p>
          </table:table-cell>
          <table:table-cell table:formula="of:=[.B76]-[.$B$2]" office:value-type="float" office:value="18.9734532833099" calcext:value-type="float">
            <text:p>18.9734532833</text:p>
          </table:table-cell>
          <table:table-cell table:formula="of:=[.C76]/([.D76]-[.D75])" office:value-type="float" office:value="84882.8164724275" calcext:value-type="float">
            <text:p>84882.8164724275</text:p>
          </table:table-cell>
          <table:table-cell/>
          <table:table-cell office:value-type="float" office:value="1443124516.21423" calcext:value-type="float">
            <text:p>1443124516.21423</text:p>
          </table:table-cell>
          <table:table-cell table:formula="of:=[.G76]-[.$B$2]" office:value-type="float" office:value="54.0603001117706" calcext:value-type="float">
            <text:p>54.0603001118</text:p>
          </table:table-cell>
          <table:table-cell table:formula="of:=[.C76]/([.H76]-[.H75])" office:value-type="float" office:value="115090.98704497" calcext:value-type="float">
            <text:p>115090.98704497</text:p>
          </table:table-cell>
          <table:table-cell table:formula="of:=[.G76]-[.$B76]" office:value-type="float" office:value="35.0868468284607" calcext:value-type="float">
            <text:p>35.086846828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24481.22163" calcext:value-type="float">
            <text:p>1443124481.22163</text:p>
          </table:table-cell>
          <table:table-cell office:value-type="float" office:value="8000" calcext:value-type="float">
            <text:p>8000</text:p>
          </table:table-cell>
          <table:table-cell table:formula="of:=[.B77]-[.$B$2]" office:value-type="float" office:value="19.0677001476288" calcext:value-type="float">
            <text:p>19.0677001476</text:p>
          </table:table-cell>
          <table:table-cell table:formula="of:=[.C77]/([.D77]-[.D76])" office:value-type="float" office:value="84883.4606627877" calcext:value-type="float">
            <text:p>84883.4606627877</text:p>
          </table:table-cell>
          <table:table-cell/>
          <table:table-cell office:value-type="float" office:value="1443124516.23658" calcext:value-type="float">
            <text:p>1443124516.23658</text:p>
          </table:table-cell>
          <table:table-cell table:formula="of:=[.G77]-[.$B$2]" office:value-type="float" office:value="54.0826568603516" calcext:value-type="float">
            <text:p>54.0826568604</text:p>
          </table:table-cell>
          <table:table-cell table:formula="of:=[.C77]/([.H77]-[.H76])" office:value-type="float" office:value="357833.786565143" calcext:value-type="float">
            <text:p>357833.786565143</text:p>
          </table:table-cell>
          <table:table-cell table:formula="of:=[.G77]-[.$B77]" office:value-type="float" office:value="35.0149567127228" calcext:value-type="float">
            <text:p>35.014956712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24481.31587" calcext:value-type="float">
            <text:p>1443124481.31587</text:p>
          </table:table-cell>
          <table:table-cell office:value-type="float" office:value="8000" calcext:value-type="float">
            <text:p>8000</text:p>
          </table:table-cell>
          <table:table-cell table:formula="of:=[.B78]-[.$B$2]" office:value-type="float" office:value="19.1619462966919" calcext:value-type="float">
            <text:p>19.1619462967</text:p>
          </table:table-cell>
          <table:table-cell table:formula="of:=[.C78]/([.D78]-[.D77])" office:value-type="float" office:value="84884.1048629259" calcext:value-type="float">
            <text:p>84884.1048629259</text:p>
          </table:table-cell>
          <table:table-cell/>
          <table:table-cell office:value-type="float" office:value="1443124516.35307" calcext:value-type="float">
            <text:p>1443124516.35307</text:p>
          </table:table-cell>
          <table:table-cell table:formula="of:=[.G78]-[.$B$2]" office:value-type="float" office:value="54.1991446018219" calcext:value-type="float">
            <text:p>54.1991446018</text:p>
          </table:table-cell>
          <table:table-cell table:formula="of:=[.C78]/([.H78]-[.H77])" office:value-type="float" office:value="68676.7543006846" calcext:value-type="float">
            <text:p>68676.7543006846</text:p>
          </table:table-cell>
          <table:table-cell table:formula="of:=[.G78]-[.$B78]" office:value-type="float" office:value="35.03719830513" calcext:value-type="float">
            <text:p>35.037198305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24481.41012" calcext:value-type="float">
            <text:p>1443124481.41012</text:p>
          </table:table-cell>
          <table:table-cell office:value-type="float" office:value="8000" calcext:value-type="float">
            <text:p>8000</text:p>
          </table:table-cell>
          <table:table-cell table:formula="of:=[.B79]-[.$B$2]" office:value-type="float" office:value="19.256192445755" calcext:value-type="float">
            <text:p>19.2561924458</text:p>
          </table:table-cell>
          <table:table-cell table:formula="of:=[.C79]/([.D79]-[.D78])" office:value-type="float" office:value="84884.1048629259" calcext:value-type="float">
            <text:p>84884.1048629259</text:p>
          </table:table-cell>
          <table:table-cell/>
          <table:table-cell office:value-type="float" office:value="1443124516.42256" calcext:value-type="float">
            <text:p>1443124516.42256</text:p>
          </table:table-cell>
          <table:table-cell table:formula="of:=[.G79]-[.$B$2]" office:value-type="float" office:value="54.2686305046082" calcext:value-type="float">
            <text:p>54.2686305046</text:p>
          </table:table-cell>
          <table:table-cell table:formula="of:=[.C79]/([.H79]-[.H78])" office:value-type="float" office:value="115131.266619774" calcext:value-type="float">
            <text:p>115131.266619774</text:p>
          </table:table-cell>
          <table:table-cell table:formula="of:=[.G79]-[.$B79]" office:value-type="float" office:value="35.0124380588531" calcext:value-type="float">
            <text:p>35.0124380589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24481.50438" calcext:value-type="float">
            <text:p>1443124481.50438</text:p>
          </table:table-cell>
          <table:table-cell office:value-type="float" office:value="8000" calcext:value-type="float">
            <text:p>8000</text:p>
          </table:table-cell>
          <table:table-cell table:formula="of:=[.B80]-[.$B$2]" office:value-type="float" office:value="19.3504576683044" calcext:value-type="float">
            <text:p>19.3504576683</text:p>
          </table:table-cell>
          <table:table-cell table:formula="of:=[.C80]/([.D80]-[.D79])" office:value-type="float" office:value="84866.929538137" calcext:value-type="float">
            <text:p>84866.929538137</text:p>
          </table:table-cell>
          <table:table-cell/>
          <table:table-cell office:value-type="float" office:value="1443124516.49202" calcext:value-type="float">
            <text:p>1443124516.49202</text:p>
          </table:table-cell>
          <table:table-cell table:formula="of:=[.G80]-[.$B$2]" office:value-type="float" office:value="54.3380990028381" calcext:value-type="float">
            <text:p>54.3380990028</text:p>
          </table:table-cell>
          <table:table-cell table:formula="of:=[.C80]/([.H80]-[.H79])" office:value-type="float" office:value="115160.111472619" calcext:value-type="float">
            <text:p>115160.111472619</text:p>
          </table:table-cell>
          <table:table-cell table:formula="of:=[.G80]-[.$B80]" office:value-type="float" office:value="34.9876413345337" calcext:value-type="float">
            <text:p>34.987641334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24481.59863" calcext:value-type="float">
            <text:p>1443124481.59863</text:p>
          </table:table-cell>
          <table:table-cell office:value-type="float" office:value="8000" calcext:value-type="float">
            <text:p>8000</text:p>
          </table:table-cell>
          <table:table-cell table:formula="of:=[.B81]-[.$B$2]" office:value-type="float" office:value="19.4447038173676" calcext:value-type="float">
            <text:p>19.4447038174</text:p>
          </table:table-cell>
          <table:table-cell table:formula="of:=[.C81]/([.D81]-[.D80])" office:value-type="float" office:value="84884.1048629259" calcext:value-type="float">
            <text:p>84884.1048629259</text:p>
          </table:table-cell>
          <table:table-cell/>
          <table:table-cell office:value-type="float" office:value="1443124516.56151" calcext:value-type="float">
            <text:p>1443124516.56151</text:p>
          </table:table-cell>
          <table:table-cell table:formula="of:=[.G81]-[.$B$2]" office:value-type="float" office:value="54.4075803756714" calcext:value-type="float">
            <text:p>54.4075803757</text:p>
          </table:table-cell>
          <table:table-cell table:formula="of:=[.C81]/([.H81]-[.H80])" office:value-type="float" office:value="115138.772793093" calcext:value-type="float">
            <text:p>115138.772793093</text:p>
          </table:table-cell>
          <table:table-cell table:formula="of:=[.G81]-[.$B81]" office:value-type="float" office:value="34.9628765583038" calcext:value-type="float">
            <text:p>34.9628765583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24481.69287" calcext:value-type="float">
            <text:p>1443124481.69287</text:p>
          </table:table-cell>
          <table:table-cell office:value-type="float" office:value="8000" calcext:value-type="float">
            <text:p>8000</text:p>
          </table:table-cell>
          <table:table-cell table:formula="of:=[.B82]-[.$B$2]" office:value-type="float" office:value="19.5389492511749" calcext:value-type="float">
            <text:p>19.5389492512</text:p>
          </table:table-cell>
          <table:table-cell table:formula="of:=[.C82]/([.D82]-[.D81])" office:value-type="float" office:value="84884.749072842" calcext:value-type="float">
            <text:p>84884.749072842</text:p>
          </table:table-cell>
          <table:table-cell/>
          <table:table-cell office:value-type="float" office:value="1443124516.631" calcext:value-type="float">
            <text:p>1443124516.631</text:p>
          </table:table-cell>
          <table:table-cell table:formula="of:=[.G82]-[.$B$2]" office:value-type="float" office:value="54.4770696163178" calcext:value-type="float">
            <text:p>54.4770696163</text:p>
          </table:table-cell>
          <table:table-cell table:formula="of:=[.C82]/([.H82]-[.H81])" office:value-type="float" office:value="115125.736381446" calcext:value-type="float">
            <text:p>115125.736381446</text:p>
          </table:table-cell>
          <table:table-cell table:formula="of:=[.G82]-[.$B82]" office:value-type="float" office:value="34.9381203651428" calcext:value-type="float">
            <text:p>34.938120365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24481.78712" calcext:value-type="float">
            <text:p>1443124481.78712</text:p>
          </table:table-cell>
          <table:table-cell office:value-type="float" office:value="8000" calcext:value-type="float">
            <text:p>8000</text:p>
          </table:table-cell>
          <table:table-cell table:formula="of:=[.B83]-[.$B$2]" office:value-type="float" office:value="19.6331963539124" calcext:value-type="float">
            <text:p>19.6331963539</text:p>
          </table:table-cell>
          <table:table-cell table:formula="of:=[.C83]/([.D83]-[.D82])" office:value-type="float" office:value="84883.2459315812" calcext:value-type="float">
            <text:p>84883.2459315812</text:p>
          </table:table-cell>
          <table:table-cell/>
          <table:table-cell office:value-type="float" office:value="1443124516.70042" calcext:value-type="float">
            <text:p>1443124516.70042</text:p>
          </table:table-cell>
          <table:table-cell table:formula="of:=[.G83]-[.$B$2]" office:value-type="float" office:value="54.5464901924133" calcext:value-type="float">
            <text:p>54.5464901924</text:p>
          </table:table-cell>
          <table:table-cell table:formula="of:=[.C83]/([.H83]-[.H82])" office:value-type="float" office:value="115239.608340116" calcext:value-type="float">
            <text:p>115239.608340116</text:p>
          </table:table-cell>
          <table:table-cell table:formula="of:=[.G83]-[.$B83]" office:value-type="float" office:value="34.913293838501" calcext:value-type="float">
            <text:p>34.9132938385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24481.88137" calcext:value-type="float">
            <text:p>1443124481.88137</text:p>
          </table:table-cell>
          <table:table-cell office:value-type="float" office:value="8000" calcext:value-type="float">
            <text:p>8000</text:p>
          </table:table-cell>
          <table:table-cell table:formula="of:=[.B84]-[.$B$2]" office:value-type="float" office:value="19.7274425029755" calcext:value-type="float">
            <text:p>19.727442503</text:p>
          </table:table-cell>
          <table:table-cell table:formula="of:=[.C84]/([.D84]-[.D83])" office:value-type="float" office:value="84884.1048629259" calcext:value-type="float">
            <text:p>84884.1048629259</text:p>
          </table:table-cell>
          <table:table-cell/>
          <table:table-cell office:value-type="float" office:value="1443124516.76983" calcext:value-type="float">
            <text:p>1443124516.76983</text:p>
          </table:table-cell>
          <table:table-cell table:formula="of:=[.G84]-[.$B$2]" office:value-type="float" office:value="54.6159002780914" calcext:value-type="float">
            <text:p>54.6159002781</text:p>
          </table:table-cell>
          <table:table-cell table:formula="of:=[.C84]/([.H84]-[.H83])" office:value-type="float" office:value="115257.025284498" calcext:value-type="float">
            <text:p>115257.025284498</text:p>
          </table:table-cell>
          <table:table-cell table:formula="of:=[.G84]-[.$B84]" office:value-type="float" office:value="34.888457775116" calcext:value-type="float">
            <text:p>34.888457775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24481.97561" calcext:value-type="float">
            <text:p>1443124481.97561</text:p>
          </table:table-cell>
          <table:table-cell office:value-type="float" office:value="8000" calcext:value-type="float">
            <text:p>8000</text:p>
          </table:table-cell>
          <table:table-cell table:formula="of:=[.B85]-[.$B$2]" office:value-type="float" office:value="19.8216876983643" calcext:value-type="float">
            <text:p>19.8216876984</text:p>
          </table:table-cell>
          <table:table-cell table:formula="of:=[.C85]/([.D85]-[.D84])" office:value-type="float" office:value="84884.9638116536" calcext:value-type="float">
            <text:p>84884.9638116536</text:p>
          </table:table-cell>
          <table:table-cell/>
          <table:table-cell office:value-type="float" office:value="1443124516.83938" calcext:value-type="float">
            <text:p>1443124516.83938</text:p>
          </table:table-cell>
          <table:table-cell table:formula="of:=[.G85]-[.$B$2]" office:value-type="float" office:value="54.6854593753815" calcext:value-type="float">
            <text:p>54.6854593754</text:p>
          </table:table-cell>
          <table:table-cell table:formula="of:=[.C85]/([.H85]-[.H84])" office:value-type="float" office:value="115010.118182566" calcext:value-type="float">
            <text:p>115010.118182566</text:p>
          </table:table-cell>
          <table:table-cell table:formula="of:=[.G85]-[.$B85]" office:value-type="float" office:value="34.8637716770172" calcext:value-type="float">
            <text:p>34.863771677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24482.05803" calcext:value-type="float">
            <text:p>1443124482.05803</text:p>
          </table:table-cell>
          <table:table-cell office:value-type="float" office:value="8000" calcext:value-type="float">
            <text:p>8000</text:p>
          </table:table-cell>
          <table:table-cell table:formula="of:=[.B86]-[.$B$2]" office:value-type="float" office:value="19.9041006565094" calcext:value-type="float">
            <text:p>19.9041006565</text:p>
          </table:table-cell>
          <table:table-cell table:formula="of:=[.C86]/([.D86]-[.D85])" office:value-type="float" office:value="97072.113173159" calcext:value-type="float">
            <text:p>97072.113173159</text:p>
          </table:table-cell>
          <table:table-cell/>
          <table:table-cell office:value-type="float" office:value="1443124516.90883" calcext:value-type="float">
            <text:p>1443124516.90883</text:p>
          </table:table-cell>
          <table:table-cell table:formula="of:=[.G86]-[.$B$2]" office:value-type="float" office:value="54.7549068927765" calcext:value-type="float">
            <text:p>54.7549068928</text:p>
          </table:table-cell>
          <table:table-cell table:formula="of:=[.C86]/([.H86]-[.H85])" office:value-type="float" office:value="115194.902569314" calcext:value-type="float">
            <text:p>115194.902569314</text:p>
          </table:table-cell>
          <table:table-cell table:formula="of:=[.G86]-[.$B86]" office:value-type="float" office:value="34.8508062362671" calcext:value-type="float">
            <text:p>34.8508062363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24482.13628" calcext:value-type="float">
            <text:p>1443124482.13628</text:p>
          </table:table-cell>
          <table:table-cell office:value-type="float" office:value="8000" calcext:value-type="float">
            <text:p>8000</text:p>
          </table:table-cell>
          <table:table-cell table:formula="of:=[.B87]-[.$B$2]" office:value-type="float" office:value="19.9823546409607" calcext:value-type="float">
            <text:p>19.982354641</text:p>
          </table:table-cell>
          <table:table-cell table:formula="of:=[.C87]/([.D87]-[.D86])" office:value-type="float" office:value="102231.216162281" calcext:value-type="float">
            <text:p>102231.216162281</text:p>
          </table:table-cell>
          <table:table-cell/>
          <table:table-cell office:value-type="float" office:value="1443124516.9783" calcext:value-type="float">
            <text:p>1443124516.9783</text:p>
          </table:table-cell>
          <table:table-cell table:formula="of:=[.G87]-[.$B$2]" office:value-type="float" office:value="54.8243741989136" calcext:value-type="float">
            <text:p>54.8243741989</text:p>
          </table:table-cell>
          <table:table-cell table:formula="of:=[.C87]/([.H87]-[.H86])" office:value-type="float" office:value="115162.087676367" calcext:value-type="float">
            <text:p>115162.087676367</text:p>
          </table:table-cell>
          <table:table-cell table:formula="of:=[.G87]-[.$B87]" office:value-type="float" office:value="34.8420195579529" calcext:value-type="float">
            <text:p>34.84201955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24482.21454" calcext:value-type="float">
            <text:p>1443124482.21454</text:p>
          </table:table-cell>
          <table:table-cell office:value-type="float" office:value="8000" calcext:value-type="float">
            <text:p>8000</text:p>
          </table:table-cell>
          <table:table-cell table:formula="of:=[.B88]-[.$B$2]" office:value-type="float" office:value="20.0606100559235" calcext:value-type="float">
            <text:p>20.0606100559</text:p>
          </table:table-cell>
          <table:table-cell table:formula="of:=[.C88]/([.D88]-[.D87])" office:value-type="float" office:value="102229.347372398" calcext:value-type="float">
            <text:p>102229.347372398</text:p>
          </table:table-cell>
          <table:table-cell/>
          <table:table-cell office:value-type="float" office:value="1443124520.00095" calcext:value-type="float">
            <text:p>1443124520.00095</text:p>
          </table:table-cell>
          <table:table-cell table:formula="of:=[.G88]-[.$B$2]" office:value-type="float" office:value="57.8470261096954" calcext:value-type="float">
            <text:p>57.8470261097</text:p>
          </table:table-cell>
          <table:table-cell table:formula="of:=[.C88]/([.H88]-[.H87])" office:value-type="float" office:value="2646.68252783717" calcext:value-type="float">
            <text:p>2646.6825278372</text:p>
          </table:table-cell>
          <table:table-cell table:formula="of:=[.G88]-[.$B88]" office:value-type="float" office:value="37.786416053772" calcext:value-type="float">
            <text:p>37.786416053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4:56:36.513729649</dc:date>
    <meta:editing-duration>PT48S</meta:editing-duration>
    <meta:editing-cycles>1</meta:editing-cycles>
    <meta:document-statistic meta:table-count="1" meta:cell-count="799" meta:object-count="0"/>
    <meta:generator>LibreOffice/4.4.2.2$Linux_X86_64 LibreOffice_project/40m0$Build-2</meta:generator>
  </office:meta>
</office:document-meta>
</file>